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/>
          <table:table-cell/>
          <table:table-cell table:number-columns-repeated="6"/>
          <table:table-cell office:value-type="string">
            <text:p>X-media</text:p>
          </table:table-cell>
          <table:table-cell office:value-type="string">
            <text:p>(X-media)^2</text:p>
          </table:table-cell>
          <table:table-cell office:value-type="string">
            <text:p>(X-media)^4</text:p>
          </table:table-cell>
          <table:table-cell office:value-type="string">
            <text:p>frel*(x-media)^2</text:p>
          </table:table-cell>
          <table:table-cell/>
          <table:table-cell office:value-type="string">
            <text:p>frel*(x-media)^4</text:p>
          </table:table-cell>
          <table:table-cell/>
          <table:table-cell office:value-type="string">
            <text:p>frel*(x-media)^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2]" office:value-type="float" office:value="5">
            <text:p>5</text:p>
          </table:table-cell>
          <table:table-cell table:style-name="ce2" table:formula="of:=[.B2]/[.$C$15]" office:value-type="float" office:value="0.00489715964740451">
            <text:p>0,005</text:p>
          </table:table-cell>
          <table:table-cell/>
          <table:table-cell office:value-type="string">
            <text:p>Media</text:p>
          </table:table-cell>
          <table:table-cell table:formula="of:=SUMPRODUCT([.A2:.A15];[.B2:.B15])/SUM([.B2:.B15])" office:value-type="float" office:value="73.2027424094026">
            <text:p>73,2</text:p>
          </table:table-cell>
          <table:table-cell/>
          <table:table-cell table:formula="of:=[.A2]-[.$G$2]" office:value-type="float" office:value="-63.2027424094026">
            <text:p>-63,2</text:p>
          </table:table-cell>
          <table:table-cell table:formula="of:=[.I2]*[.I2]" office:value-type="float" office:value="3994.58664806929">
            <text:p>3994,59</text:p>
          </table:table-cell>
          <table:table-cell table:formula="of:=[.I2]*[.I2]*[.I2]*[.I2]" office:value-type="float" office:value="15956722.4889335">
            <text:p>15956722,49</text:p>
          </table:table-cell>
          <table:table-cell table:formula="of:=[.D2]*[.J2]" office:value-type="float" office:value="19.5621285409858">
            <text:p>19,56</text:p>
          </table:table-cell>
          <table:table-cell/>
          <table:table-cell table:formula="of:=[.K2]*[.D2]" office:value-type="float" office:value="78142.6174776369">
            <text:p>78142,62</text:p>
          </table:table-cell>
          <table:table-cell/>
          <table:table-cell table:style-name="ce2" table:formula="of:=[.D2]*([.I2]^3)" office:value-type="float" office:value="-1236.38017115554">
            <text:p>-1236,38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B3]+[.C2]" office:value-type="float" office:value="15">
            <text:p>15</text:p>
          </table:table-cell>
          <table:table-cell table:style-name="ce2" table:formula="of:=[.B3]/[.$C$15]" office:value-type="float" office:value="0.00979431929480901">
            <text:p>0,010</text:p>
          </table:table-cell>
          <table:table-cell/>
          <table:table-cell office:value-type="string">
            <text:p>Moda </text:p>
          </table:table-cell>
          <table:table-cell office:value-type="float" office:value="70">
            <text:p>70</text:p>
          </table:table-cell>
          <table:table-cell/>
          <table:table-cell table:formula="of:=[.A3]-[.$G$2]" office:value-type="float" office:value="-53.2027424094026">
            <text:p>-53,2</text:p>
          </table:table-cell>
          <table:table-cell table:formula="of:=[.I3]*[.I3]" office:value-type="float" office:value="2830.53179988124">
            <text:p>2830,53</text:p>
          </table:table-cell>
          <table:table-cell table:formula="of:=[.I3]*[.I3]*[.I3]*[.I3]" office:value-type="float" office:value="8011910.27013893">
            <text:p>8011910,27</text:p>
          </table:table-cell>
          <table:table-cell table:formula="of:=[.D3]*[.J3]" office:value-type="float" office:value="27.7231322221473">
            <text:p>27,72</text:p>
          </table:table-cell>
          <table:table-cell/>
          <table:table-cell table:formula="of:=[.K3]*[.D3]" office:value-type="float" office:value="78471.2073471002">
            <text:p>78471,21</text:p>
          </table:table-cell>
          <table:table-cell/>
          <table:table-cell table:style-name="ce2" table:formula="of:=[.D3]*([.I3]^3)" office:value-type="float" office:value="-1474.94666239671">
            <text:p>-1474,94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B4]+[.C3]" office:value-type="float" office:value="35">
            <text:p>35</text:p>
          </table:table-cell>
          <table:table-cell table:style-name="ce2" table:formula="of:=[.B4]/[.$C$15]" office:value-type="float" office:value="0.019588638589618">
            <text:p>0,020</text:p>
          </table:table-cell>
          <table:table-cell/>
          <table:table-cell office:value-type="string">
            <text:p>Mediana</text:p>
          </table:table-cell>
          <table:table-cell office:value-type="float" office:value="70">
            <text:p>70</text:p>
          </table:table-cell>
          <table:table-cell/>
          <table:table-cell table:formula="of:=[.A4]-[.$G$2]" office:value-type="float" office:value="-43.2027424094026">
            <text:p>-43,2</text:p>
          </table:table-cell>
          <table:table-cell table:formula="of:=[.I4]*[.I4]" office:value-type="float" office:value="1866.47695169319">
            <text:p>1866,48</text:p>
          </table:table-cell>
          <table:table-cell table:formula="of:=[.I4]*[.I4]*[.I4]*[.I4]" office:value-type="float" office:value="3483736.2112019">
            <text:p>3483736,21</text:p>
          </table:table-cell>
          <table:table-cell table:formula="of:=[.D4]*[.J4]" office:value-type="float" office:value="36.5617424425698">
            <text:p>36,56</text:p>
          </table:table-cell>
          <table:table-cell/>
          <table:table-cell table:formula="of:=[.K4]*[.D4]" office:value-type="float" office:value="68241.6495827992">
            <text:p>68241,65</text:p>
          </table:table-cell>
          <table:table-cell/>
          <table:table-cell table:style-name="ce2" table:formula="of:=[.D4]*([.I4]^3)" office:value-type="float" office:value="-1579.56754078526">
            <text:p>-1579,56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5]+[.C4]" office:value-type="float" office:value="85">
            <text:p>85</text:p>
          </table:table-cell>
          <table:table-cell table:style-name="ce2" table:formula="of:=[.B5]/[.$C$15]" office:value-type="float" office:value="0.0489715964740451">
            <text:p>0,049</text:p>
          </table:table-cell>
          <table:table-cell table:number-columns-repeated="4"/>
          <table:table-cell table:formula="of:=[.A5]-[.$G$2]" office:value-type="float" office:value="-33.2027424094025">
            <text:p>-33,2</text:p>
          </table:table-cell>
          <table:table-cell table:formula="of:=[.I5]*[.I5]" office:value-type="float" office:value="1102.42210350514">
            <text:p>1102,42</text:p>
          </table:table-cell>
          <table:table-cell table:formula="of:=[.I5]*[.I5]*[.I5]*[.I5]" office:value-type="float" office:value="1215334.49429669">
            <text:p>1215334,49</text:p>
          </table:table-cell>
          <table:table-cell table:formula="of:=[.D5]*[.J5]" office:value-type="float" office:value="53.9873703969216">
            <text:p>53,99</text:p>
          </table:table-cell>
          <table:table-cell/>
          <table:table-cell table:formula="of:=[.K5]*[.D5]" office:value-type="float" office:value="59516.8704356853">
            <text:p>59516,87</text:p>
          </table:table-cell>
          <table:table-cell/>
          <table:table-cell table:style-name="ce2" table:formula="of:=[.D5]*([.I5]^3)" office:value-type="float" office:value="-1792.52875264999">
            <text:p>-1792,5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table:formula="of:=[.B6]+[.C5]" office:value-type="float" office:value="195">
            <text:p>195</text:p>
          </table:table-cell>
          <table:table-cell table:style-name="ce2" table:formula="of:=[.B6]/[.$C$15]" office:value-type="float" office:value="0.107737512242899">
            <text:p>0,108</text:p>
          </table:table-cell>
          <table:table-cell/>
          <table:table-cell office:value-type="string">
            <text:p>Curtosis</text:p>
          </table:table-cell>
          <table:table-cell office:value-type="float" office:value="0.06">
            <text:p>0,06</text:p>
          </table:table-cell>
          <table:table-cell/>
          <table:table-cell table:formula="of:=[.A6]-[.$G$2]" office:value-type="float" office:value="-23.2027424094025">
            <text:p>-23,2</text:p>
          </table:table-cell>
          <table:table-cell table:formula="of:=[.I6]*[.I6]" office:value-type="float" office:value="538.367255317088">
            <text:p>538,37</text:p>
          </table:table-cell>
          <table:table-cell table:formula="of:=[.I6]*[.I6]*[.I6]*[.I6]" office:value-type="float" office:value="289839.301597654">
            <text:p>289839,3</text:p>
          </table:table-cell>
          <table:table-cell table:formula="of:=[.D6]*[.J6]" office:value-type="float" office:value="58.0023487609007">
            <text:p>58</text:p>
          </table:table-cell>
          <table:table-cell/>
          <table:table-cell table:formula="of:=[.K6]*[.D6]" office:value-type="float" office:value="31226.5653043506">
            <text:p>31226,57</text:p>
          </table:table-cell>
          <table:table-cell/>
          <table:table-cell table:style-name="ce2" table:formula="of:=[.D6]*([.I6]^3)" office:value-type="float" office:value="-1345.81355743951">
            <text:p>-1345,81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table:formula="of:=[.B7]+[.C6]" office:value-type="float" office:value="345">
            <text:p>345</text:p>
          </table:table-cell>
          <table:table-cell table:style-name="ce2" table:formula="of:=[.B7]/[.$C$15]" office:value-type="float" office:value="0.146914789422135">
            <text:p>0,147</text:p>
          </table:table-cell>
          <table:table-cell table:number-columns-repeated="4"/>
          <table:table-cell table:formula="of:=[.A7]-[.$G$2]" office:value-type="float" office:value="-13.2027424094025">
            <text:p>-13,2</text:p>
          </table:table-cell>
          <table:table-cell table:formula="of:=[.I7]*[.I7]" office:value-type="float" office:value="174.312407129037">
            <text:p>174,31</text:p>
          </table:table-cell>
          <table:table-cell table:formula="of:=[.I7]*[.I7]*[.I7]*[.I7]" office:value-type="float" office:value="30384.815279119">
            <text:p>30384,82</text:p>
          </table:table-cell>
          <table:table-cell table:formula="of:=[.D7]*[.J7]" office:value-type="float" office:value="25.6090705870279">
            <text:p>25,61</text:p>
          </table:table-cell>
          <table:table-cell/>
          <table:table-cell table:formula="of:=[.K7]*[.D7]" office:value-type="float" office:value="4463.97873836224">
            <text:p>4463,98</text:p>
          </table:table-cell>
          <table:table-cell/>
          <table:table-cell table:style-name="ce2" table:formula="of:=[.D7]*([.I7]^3)" office:value-type="float" office:value="-338.109962304737">
            <text:p>-338,11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table:formula="of:=[.B8]+[.C7]" office:value-type="float" office:value="545">
            <text:p>545</text:p>
          </table:table-cell>
          <table:table-cell table:style-name="ce2" table:formula="of:=[.B8]/[.$C$15]" office:value-type="float" office:value="0.19588638589618">
            <text:p>0,196</text:p>
          </table:table-cell>
          <table:table-cell table:number-columns-repeated="4"/>
          <table:table-cell table:formula="of:=[.A8]-[.$G$2]" office:value-type="float" office:value="-3.20274240940255">
            <text:p>-3,2</text:p>
          </table:table-cell>
          <table:table-cell table:formula="of:=[.I8]*[.I8]" office:value-type="float" office:value="10.2575589409856">
            <text:p>10,26</text:p>
          </table:table-cell>
          <table:table-cell table:formula="of:=[.I8]*[.I8]*[.I8]*[.I8]" office:value-type="float" office:value="105.217515427794">
            <text:p>105,22</text:p>
          </table:table-cell>
          <table:table-cell table:formula="of:=[.D8]*[.J8]" office:value-type="float" office:value="2.00931614906672">
            <text:p>2,01</text:p>
          </table:table-cell>
          <table:table-cell/>
          <table:table-cell table:formula="of:=[.K8]*[.D8]" office:value-type="float" office:value="20.6106788301262">
            <text:p>20,61</text:p>
          </table:table-cell>
          <table:table-cell/>
          <table:table-cell table:style-name="ce2" table:formula="of:=[.D8]*([.I8]^3)" office:value-type="float" office:value="-6.43532204451341">
            <text:p>-6,43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table:formula="of:=[.B9]+[.C8]" office:value-type="float" office:value="730">
            <text:p>730</text:p>
          </table:table-cell>
          <table:table-cell table:style-name="ce2" table:formula="of:=[.B9]/[.$C$15]" office:value-type="float" office:value="0.181194906953967">
            <text:p>0,181</text:p>
          </table:table-cell>
          <table:table-cell table:number-columns-repeated="4"/>
          <table:table-cell table:formula="of:=[.A9]-[.$G$2]" office:value-type="float" office:value="6.79725759059745">
            <text:p>6,8</text:p>
          </table:table-cell>
          <table:table-cell table:formula="of:=[.I9]*[.I9]" office:value-type="float" office:value="46.2027107529347">
            <text:p>46,2</text:p>
          </table:table-cell>
          <table:table-cell table:formula="of:=[.I9]*[.I9]*[.I9]*[.I9]" office:value-type="float" office:value="2134.69048091935">
            <text:p>2134,69</text:p>
          </table:table-cell>
          <table:table-cell table:formula="of:=[.D9]*[.J9]" office:value-type="float" office:value="8.37169587589904">
            <text:p>8,37</text:p>
          </table:table-cell>
          <table:table-cell/>
          <table:table-cell table:formula="of:=[.K9]*[.D9]" office:value-type="float" office:value="386.7950430657">
            <text:p>386,8</text:p>
          </table:table-cell>
          <table:table-cell/>
          <table:table-cell table:style-name="ce2" table:formula="of:=[.D9]*([.I9]^3)" office:value-type="float" office:value="56.9045733386282">
            <text:p>56,90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table:formula="of:=[.B10]+[.C9]" office:value-type="float" office:value="870">
            <text:p>870</text:p>
          </table:table-cell>
          <table:table-cell table:style-name="ce2" table:formula="of:=[.B10]/[.$C$15]" office:value-type="float" office:value="0.137120470127326">
            <text:p>0,137</text:p>
          </table:table-cell>
          <table:table-cell table:number-columns-repeated="4"/>
          <table:table-cell table:formula="of:=[.A10]-[.$G$2]" office:value-type="float" office:value="16.7972575905975">
            <text:p>16,8</text:p>
          </table:table-cell>
          <table:table-cell table:formula="of:=[.I10]*[.I10]" office:value-type="float" office:value="282.147862564884">
            <text:p>282,15</text:p>
          </table:table-cell>
          <table:table-cell table:formula="of:=[.I10]*[.I10]*[.I10]*[.I10]" office:value-type="float" office:value="79607.4163499326">
            <text:p>79607,42</text:p>
          </table:table-cell>
          <table:table-cell table:formula="of:=[.D10]*[.J10]" office:value-type="float" office:value="38.6882475603171">
            <text:p>38,69</text:p>
          </table:table-cell>
          <table:table-cell/>
          <table:table-cell table:formula="of:=[.K10]*[.D10]" office:value-type="float" office:value="10915.8063555245">
            <text:p>10915,81</text:p>
          </table:table-cell>
          <table:table-cell/>
          <table:table-cell table:style-name="ce2" table:formula="of:=[.D10]*([.I10]^3)" office:value-type="float" office:value="649.856459999449">
            <text:p>649,85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f:=[.B11]+[.C10]" office:value-type="float" office:value="960">
            <text:p>960</text:p>
          </table:table-cell>
          <table:table-cell table:style-name="ce2" table:formula="of:=[.B11]/[.$C$15]" office:value-type="float" office:value="0.0881488736532811">
            <text:p>0,088</text:p>
          </table:table-cell>
          <table:table-cell table:number-columns-repeated="4"/>
          <table:table-cell table:formula="of:=[.A11]-[.$G$2]" office:value-type="float" office:value="26.7972575905975">
            <text:p>26,8</text:p>
          </table:table-cell>
          <table:table-cell table:formula="of:=[.I11]*[.I11]" office:value-type="float" office:value="718.093014376833">
            <text:p>718,09</text:p>
          </table:table-cell>
          <table:table-cell table:formula="of:=[.I11]*[.I11]*[.I11]*[.I11]" office:value-type="float" office:value="515657.577296806">
            <text:p>515657,58</text:p>
          </table:table-cell>
          <table:table-cell table:formula="of:=[.D11]*[.J11]" office:value-type="float" office:value="63.2990903956072">
            <text:p>63,3</text:p>
          </table:table-cell>
          <table:table-cell/>
          <table:table-cell table:formula="of:=[.K11]*[.D11]" office:value-type="float" office:value="45454.6346294932">
            <text:p>45454,63</text:p>
          </table:table-cell>
          <table:table-cell/>
          <table:table-cell table:style-name="ce2" table:formula="of:=[.D11]*([.I11]^3)" office:value-type="float" office:value="1696.2420305816">
            <text:p>1696,24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formula="of:=[.B12]+[.C11]" office:value-type="float" office:value="1000">
            <text:p>1000</text:p>
          </table:table-cell>
          <table:table-cell table:style-name="ce2" table:formula="of:=[.B12]/[.$C$15]" office:value-type="float" office:value="0.039177277179236">
            <text:p>0,039</text:p>
          </table:table-cell>
          <table:table-cell table:number-columns-repeated="4"/>
          <table:table-cell table:formula="of:=[.A12]-[.$G$2]" office:value-type="float" office:value="36.7972575905975">
            <text:p>36,8</text:p>
          </table:table-cell>
          <table:table-cell table:formula="of:=[.I12]*[.I12]" office:value-type="float" office:value="1354.03816618878">
            <text:p>1354,04</text:p>
          </table:table-cell>
          <table:table-cell table:formula="of:=[.I12]*[.I12]*[.I12]*[.I12]" office:value-type="float" office:value="1833419.35549588">
            <text:p>1833419,36</text:p>
          </table:table-cell>
          <table:table-cell table:formula="of:=[.D12]*[.J12]" office:value-type="float" office:value="53.0475285480424">
            <text:p>53,05</text:p>
          </table:table-cell>
          <table:table-cell/>
          <table:table-cell table:formula="of:=[.K12]*[.D12]" office:value-type="float" office:value="71828.3782760384">
            <text:p>71828,38</text:p>
          </table:table-cell>
          <table:table-cell/>
          <table:table-cell table:style-name="ce2" table:formula="of:=[.D12]*([.I12]^3)" office:value-type="float" office:value="1952.00357252689">
            <text:p>1952,00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table:formula="of:=[.B13]+[.C12]" office:value-type="float" office:value="1015">
            <text:p>1015</text:p>
          </table:table-cell>
          <table:table-cell table:style-name="ce2" table:formula="of:=[.B13]/[.$C$15]" office:value-type="float" office:value="0.0146914789422135">
            <text:p>0,015</text:p>
          </table:table-cell>
          <table:table-cell table:number-columns-repeated="4"/>
          <table:table-cell table:formula="of:=[.A13]-[.$G$2]" office:value-type="float" office:value="46.7972575905975">
            <text:p>46,8</text:p>
          </table:table-cell>
          <table:table-cell table:formula="of:=[.I13]*[.I13]" office:value-type="float" office:value="2189.98331800073">
            <text:p>2189,98</text:p>
          </table:table-cell>
          <table:table-cell table:formula="of:=[.I13]*[.I13]*[.I13]*[.I13]" office:value-type="float" office:value="4796026.93312149">
            <text:p>4796026,93</text:p>
          </table:table-cell>
          <table:table-cell table:formula="of:=[.D13]*[.J13]" office:value-type="float" office:value="32.1740938002066">
            <text:p>32,17</text:p>
          </table:table-cell>
          <table:table-cell/>
          <table:table-cell table:formula="of:=[.K13]*[.D13]" office:value-type="float" office:value="70460.7286942432">
            <text:p>70460,73</text:p>
          </table:table-cell>
          <table:table-cell/>
          <table:table-cell table:style-name="ce2" table:formula="of:=[.D13]*([.I13]^3)" office:value-type="float" office:value="1505.65935531231">
            <text:p>1505,65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formula="of:=[.B14]+[.C13]" office:value-type="float" office:value="1020">
            <text:p>1020</text:p>
          </table:table-cell>
          <table:table-cell table:style-name="ce2" table:formula="of:=[.B14]/[.$C$15]" office:value-type="float" office:value="0.00489715964740451">
            <text:p>0,005</text:p>
          </table:table-cell>
          <table:table-cell table:number-columns-repeated="4"/>
          <table:table-cell table:formula="of:=[.A14]-[.$G$2]" office:value-type="float" office:value="56.7972575905975">
            <text:p>56,8</text:p>
          </table:table-cell>
          <table:table-cell table:formula="of:=[.I14]*[.I14]" office:value-type="float" office:value="3225.92846981268">
            <text:p>3225,93</text:p>
          </table:table-cell>
          <table:table-cell table:formula="of:=[.I14]*[.I14]*[.I14]*[.I14]" office:value-type="float" office:value="10406614.492348">
            <text:p>10406614,49</text:p>
          </table:table-cell>
          <table:table-cell table:formula="of:=[.D14]*[.J14]" office:value-type="float" office:value="15.79788672778">
            <text:p>15,8</text:p>
          </table:table-cell>
          <table:table-cell/>
          <table:table-cell table:formula="of:=[.K14]*[.D14]" office:value-type="float" office:value="50962.8525580214">
            <text:p>50962,85</text:p>
          </table:table-cell>
          <table:table-cell/>
          <table:table-cell table:style-name="ce2" table:formula="of:=[.D14]*([.I14]^3)" office:value-type="float" office:value="897.276641864803">
            <text:p>897,27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[.B15]+[.C14]" office:value-type="float" office:value="1021">
            <text:p>1021</text:p>
          </table:table-cell>
          <table:table-cell table:style-name="ce2" table:formula="of:=[.B15]/[.$C$15]" office:value-type="float" office:value="0.000979431929480901">
            <text:p>0,001</text:p>
          </table:table-cell>
          <table:table-cell table:number-columns-repeated="4"/>
          <table:table-cell table:formula="of:=[.A15]-[.$G$2]" office:value-type="float" office:value="66.7972575905975">
            <text:p>66,8</text:p>
          </table:table-cell>
          <table:table-cell table:formula="of:=[.I15]*[.I15]" office:value-type="float" office:value="4461.87362162463">
            <text:p>4461,87</text:p>
          </table:table-cell>
          <table:table-cell table:formula="of:=[.I15]*[.I15]*[.I15]*[.I15]" office:value-type="float" office:value="19908316.2153497">
            <text:p>19908316,22</text:p>
          </table:table-cell>
          <table:table-cell table:formula="of:=[.D15]*[.J15]" office:value-type="float" office:value="4.37010149032775">
            <text:p>4,37</text:p>
          </table:table-cell>
          <table:table-cell/>
          <table:table-cell table:formula="of:=[.K15]*[.D15]" office:value-type="float" office:value="19498.8405635159">
            <text:p>19498,84</text:p>
          </table:table-cell>
          <table:table-cell/>
          <table:table-cell table:style-name="ce2" table:formula="of:=[.D15]*([.I15]^3)" office:value-type="float" office:value="291.910794946476">
            <text:p>291,911</text:p>
          </table:table-cell>
          <table:table-cell/>
        </table:table-row>
        <table:table-row table:style-name="ro1">
          <table:table-cell>
            <draw:frame table:end-cell-address="Hoja1.H37" table:end-x="0.922cm" table:end-y="0.352cm" draw:z-index="0" draw:style-name="gr1" svg:width="16.198cm" svg:height="9.409cm" svg:x="0.53cm" svg:y="0.427cm">
              <draw:object draw:notify-on-update-of-ranges="Hoja1.A2:Hoja1.A15 Hoja1.B1:Hoja1.B1 Hoja1.B2:Hoja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table:formula="of:=SUM([.L2:.L15])" office:value-type="float" office:value="439.2037534978">
            <text:p>439,2</text:p>
          </table:table-cell>
          <table:table-cell office:value-type="string">
            <text:p>Var</text:p>
          </table:table-cell>
          <table:table-cell table:formula="of:=SUM([.N2:.N15])" office:value-type="float" office:value="589591.535684667">
            <text:p>589591,54</text:p>
          </table:table-cell>
          <table:table-cell office:value-type="string">
            <text:p>m4</text:p>
          </table:table-cell>
          <table:table-cell table:formula="of:=SUM([.P2:.P15])" office:value-type="float" office:value="-723.928540206111">
            <text:p>-723,93</text:p>
          </table:table-cell>
          <table:table-cell office:value-type="string">
            <text:p>m3</text:p>
          </table:table-cell>
        </table:table-row>
        <table:table-row table:style-name="ro1">
          <table:table-cell table:number-columns-repeated="11"/>
          <table:table-cell table:formula="of:=SQRT([.L16])" office:value-type="float" office:value="20.9571885876374">
            <text:p>20,96</text:p>
          </table:table-cell>
          <table:table-cell office:value-type="string">
            <text:p>s</text:p>
          </table:table-cell>
          <table:table-cell table:formula="of:=[.L16]*[.L16]" office:value-type="float" office:value="192899.937086556">
            <text:p>192899,94</text:p>
          </table:table-cell>
          <table:table-cell office:value-type="string">
            <text:p>s4</text:p>
          </table:table-cell>
          <table:table-cell table:formula="of:=[.L17]^3" office:value-type="float" office:value="9204.47589045161">
            <text:p>9204,48</text:p>
          </table:table-cell>
          <table:table-cell office:value-type="string">
            <text:p>s3</text:p>
          </table:table-cell>
        </table:table-row>
        <table:table-row table:style-name="ro1">
          <table:table-cell table:number-columns-repeated="13"/>
          <table:table-cell table:formula="of:=[.N16]/[.N17]-3" office:value-type="float" office:value="0.056463079197953">
            <text:p>0,06</text:p>
          </table:table-cell>
          <table:table-cell office:value-type="string">
            <text:p>curtosis</text:p>
          </table:table-cell>
          <table:table-cell table:formula="of:=[.P16]/[.P17]" office:value-type="float" office:value="-0.0786496209911407">
            <text:p>-0,08</text:p>
          </table:table-cell>
          <table:table-cell office:value-type="string">
            <text:p>simetria</text:p>
          </table:table-cell>
        </table:table-row>
        <table:table-row table:style-name="ro1" table:number-rows-repeated="19">
          <table:table-cell table:number-columns-repeated="17"/>
        </table:table-row>
        <table:table-row table:style-name="ro1">
          <table:table-cell/>
          <table:table-cell/>
          <table:table-cell table:number-columns-repeated="6"/>
          <table:table-cell office:value-type="string">
            <text:p>frel*(x-media)^2</text:p>
          </table:table-cell>
          <table:table-cell office:value-type="string">
            <text:p>(x-media) </text:p>
          </table:table-cell>
          <table:table-cell office:value-type="string">
            <text:p>frel*(x-media)^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B39]" office:value-type="float" office:value="150">
            <text:p>150</text:p>
          </table:table-cell>
          <table:table-cell table:style-name="ce2" table:formula="of:=[.B39]/[.$C$52]" office:value-type="float" office:value="0.146914789422135">
            <text:p>0,147</text:p>
          </table:table-cell>
          <table:table-cell/>
          <table:table-cell office:value-type="string">
            <text:p>Media</text:p>
          </table:table-cell>
          <table:table-cell table:formula="of:=SUMPRODUCT([.A39:.A52];[.B39:.B52])/SUM([.B39:.B52])" office:value-type="float" office:value="39.2164544564153">
            <text:p>39,22</text:p>
          </table:table-cell>
          <table:table-cell/>
          <table:table-cell table:formula="of:=[.D39]*([.J39]^2)" office:value-type="float" office:value="125.406642165101">
            <text:p>125,41</text:p>
          </table:table-cell>
          <table:table-cell table:formula="of:=([.A39]-[.$G$39])" office:value-type="float" office:value="-29.2164544564153">
            <text:p>-29,22</text:p>
          </table:table-cell>
          <table:table-cell table:formula="of:=[.D39]*([.J39]^3)" office:value-type="float" office:value="-3663.93744934864">
            <text:p>-3663,9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1" table:formula="of:=[.B40]+[.C39]" office:value-type="float" office:value="350">
            <text:p>350</text:p>
          </table:table-cell>
          <table:table-cell table:style-name="ce2" table:formula="of:=[.B40]/[.$C$52]" office:value-type="float" office:value="0.19588638589618">
            <text:p>0,196</text:p>
          </table:table-cell>
          <table:table-cell/>
          <table:table-cell office:value-type="string">
            <text:p>Moda </text:p>
          </table:table-cell>
          <table:table-cell office:value-type="float" office:value="20">
            <text:p>20</text:p>
          </table:table-cell>
          <table:table-cell/>
          <table:table-cell table:formula="of:=[.D40]*([.J40]^2)" office:value-type="float" office:value="72.3353813664021">
            <text:p>72,34</text:p>
          </table:table-cell>
          <table:table-cell table:formula="of:=([.A40]-[.$G$39])" office:value-type="float" office:value="-19.2164544564153">
            <text:p>-19,22</text:p>
          </table:table-cell>
          <table:table-cell table:formula="of:=[.D40]*([.J40]^3)" office:value-type="float" office:value="-1390.0295616149">
            <text:p>-1390,0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table:style-name="ce1" table:formula="of:=[.B41]+[.C40]" office:value-type="float" office:value="535">
            <text:p>535</text:p>
          </table:table-cell>
          <table:table-cell table:style-name="ce2" table:formula="of:=[.B41]/[.$C$52]" office:value-type="float" office:value="0.181194906953967">
            <text:p>0,181</text:p>
          </table:table-cell>
          <table:table-cell/>
          <table:table-cell office:value-type="string">
            <text:p>Mediana</text:p>
          </table:table-cell>
          <table:table-cell office:value-type="float" office:value="30">
            <text:p>30</text:p>
          </table:table-cell>
          <table:table-cell/>
          <table:table-cell table:formula="of:=[.D41]*([.J41]^2)" office:value-type="float" office:value="15.3912449150125">
            <text:p>15,39</text:p>
          </table:table-cell>
          <table:table-cell table:formula="of:=([.A41]-[.$G$39])" office:value-type="float" office:value="-9.21645445641528">
            <text:p>-9,22</text:p>
          </table:table-cell>
          <table:table-cell table:formula="of:=[.D41]*([.J41]^3)" office:value-type="float" office:value="-141.852707786746">
            <text:p>-141,8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style-name="ce1" table:formula="of:=[.B42]+[.C41]" office:value-type="float" office:value="675">
            <text:p>675</text:p>
          </table:table-cell>
          <table:table-cell table:style-name="ce2" table:formula="of:=[.B42]/[.$C$52]" office:value-type="float" office:value="0.137120470127326">
            <text:p>0,137</text:p>
          </table:table-cell>
          <table:table-cell table:number-columns-repeated="4"/>
          <table:table-cell table:formula="of:=[.D42]*([.J42]^2)" office:value-type="float" office:value="0.084184237651329">
            <text:p>0,08</text:p>
          </table:table-cell>
          <table:table-cell table:formula="of:=([.A42]-[.$G$39])" office:value-type="float" office:value="0.783545543584722">
            <text:p>0,78</text:p>
          </table:table-cell>
          <table:table-cell table:formula="of:=[.D42]*([.J42]^3)" office:value-type="float" office:value="0.065962184251776">
            <text:p>0,0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table:style-name="ce1" table:formula="of:=[.B43]+[.C42]" office:value-type="float" office:value="785">
            <text:p>785</text:p>
          </table:table-cell>
          <table:table-cell table:style-name="ce2" table:formula="of:=[.B43]/[.$C$52]" office:value-type="float" office:value="0.107737512242899">
            <text:p>0,108</text:p>
          </table:table-cell>
          <table:table-cell table:number-columns-repeated="4"/>
          <table:table-cell table:formula="of:=[.D43]*([.J43]^2)" office:value-type="float" office:value="12.5282409343411">
            <text:p>12,53</text:p>
          </table:table-cell>
          <table:table-cell table:formula="of:=([.A43]-[.$G$39])" office:value-type="float" office:value="10.7835455435847">
            <text:p>10,78</text:p>
          </table:table-cell>
          <table:table-cell table:formula="of:=[.D43]*([.J43]^3)" office:value-type="float" office:value="135.09885669647">
            <text:p>135,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style-name="ce1" table:formula="of:=[.B44]+[.C43]" office:value-type="float" office:value="875">
            <text:p>875</text:p>
          </table:table-cell>
          <table:table-cell table:style-name="ce2" table:formula="of:=[.B44]/[.$C$52]" office:value-type="float" office:value="0.0881488736532811">
            <text:p>0,088</text:p>
          </table:table-cell>
          <table:table-cell table:number-columns-repeated="4"/>
          <table:table-cell table:formula="of:=[.D44]*([.J44]^2)" office:value-type="float" office:value="38.0764141847242">
            <text:p>38,08</text:p>
          </table:table-cell>
          <table:table-cell table:formula="of:=([.A44]-[.$G$39])" office:value-type="float" office:value="20.7835455435847">
            <text:p>20,78</text:p>
          </table:table-cell>
          <table:table-cell table:formula="of:=[.D44]*([.J44]^3)" office:value-type="float" office:value="791.362888344611">
            <text:p>791,3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style-name="ce1" table:formula="of:=[.B45]+[.C44]" office:value-type="float" office:value="925">
            <text:p>925</text:p>
          </table:table-cell>
          <table:table-cell table:style-name="ce2" table:formula="of:=[.B45]/[.$C$52]" office:value-type="float" office:value="0.0489715964740451">
            <text:p>0,049</text:p>
          </table:table-cell>
          <table:table-cell table:number-columns-repeated="4"/>
          <table:table-cell table:formula="of:=[.D45]*([.J45]^2)" office:value-type="float" office:value="46.4067911965698">
            <text:p>46,41</text:p>
          </table:table-cell>
          <table:table-cell table:formula="of:=([.A45]-[.$G$39])" office:value-type="float" office:value="30.7835455435847">
            <text:p>30,78</text:p>
          </table:table-cell>
          <table:table-cell table:formula="of:=[.D45]*([.J45]^3)" office:value-type="float" office:value="1428.56557033123">
            <text:p>1428,5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style-name="ce1" table:formula="of:=[.B46]+[.C45]" office:value-type="float" office:value="965">
            <text:p>965</text:p>
          </table:table-cell>
          <table:table-cell table:style-name="ce2" table:formula="of:=[.B46]/[.$C$52]" office:value-type="float" office:value="0.039177277179236">
            <text:p>0,039</text:p>
          </table:table-cell>
          <table:table-cell table:number-columns-repeated="4"/>
          <table:table-cell table:formula="of:=[.D46]*([.J46]^2)" office:value-type="float" office:value="65.1634706015925">
            <text:p>65,16</text:p>
          </table:table-cell>
          <table:table-cell table:formula="of:=([.A46]-[.$G$39])" office:value-type="float" office:value="40.7835455435847">
            <text:p>40,78</text:p>
          </table:table-cell>
          <table:table-cell table:formula="of:=[.D46]*([.J46]^3)" office:value-type="float" office:value="2657.59737105809">
            <text:p>2657,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" table:formula="of:=[.B47]+[.C46]" office:value-type="float" office:value="985">
            <text:p>985</text:p>
          </table:table-cell>
          <table:table-cell table:style-name="ce2" table:formula="of:=[.B47]/[.$C$52]" office:value-type="float" office:value="0.019588638589618">
            <text:p>0,020</text:p>
          </table:table-cell>
          <table:table-cell table:number-columns-repeated="4"/>
          <table:table-cell table:formula="of:=[.D47]*([.J47]^2)" office:value-type="float" office:value="50.5184818408882">
            <text:p>50,52</text:p>
          </table:table-cell>
          <table:table-cell table:formula="of:=([.A47]-[.$G$39])" office:value-type="float" office:value="50.7835455435847">
            <text:p>50,78</text:p>
          </table:table-cell>
          <table:table-cell table:formula="of:=[.D47]*([.J47]^3)" office:value-type="float" office:value="2565.5076233595">
            <text:p>2565,5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style-name="ce1" table:formula="of:=[.B48]+[.C47]" office:value-type="float" office:value="1000">
            <text:p>1000</text:p>
          </table:table-cell>
          <table:table-cell table:style-name="ce2" table:formula="of:=[.B48]/[.$C$52]" office:value-type="float" office:value="0.0146914789422135">
            <text:p>0,015</text:p>
          </table:table-cell>
          <table:table-cell table:number-columns-repeated="4"/>
          <table:table-cell table:formula="of:=[.D48]*([.J48]^2)" office:value-type="float" office:value="54.2797170741778">
            <text:p>54,28</text:p>
          </table:table-cell>
          <table:table-cell table:formula="of:=([.A48]-[.$G$39])" office:value-type="float" office:value="60.7835455435847">
            <text:p>60,78</text:p>
          </table:table-cell>
          <table:table-cell table:formula="of:=[.D48]*([.J48]^3)" office:value-type="float" office:value="3299.31365487118">
            <text:p>3299,3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style-name="ce1" table:formula="of:=[.B49]+[.C48]" office:value-type="float" office:value="1010">
            <text:p>1010</text:p>
          </table:table-cell>
          <table:table-cell table:style-name="ce2" table:formula="of:=[.B49]/[.$C$52]" office:value-type="float" office:value="0.00979431929480901">
            <text:p>0,010</text:p>
          </table:table-cell>
          <table:table-cell table:number-columns-repeated="4"/>
          <table:table-cell table:formula="of:=[.D49]*([.J49]^2)" office:value-type="float" office:value="49.0725790374215">
            <text:p>49,07</text:p>
          </table:table-cell>
          <table:table-cell table:formula="of:=([.A49]-[.$G$39])" office:value-type="float" office:value="70.7835455435847">
            <text:p>70,78</text:p>
          </table:table-cell>
          <table:table-cell table:formula="of:=[.D49]*([.J49]^3)" office:value-type="float" office:value="3473.53113323648">
            <text:p>3473,53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style-name="ce1" table:formula="of:=[.B50]+[.C49]" office:value-type="float" office:value="1015">
            <text:p>1015</text:p>
          </table:table-cell>
          <table:table-cell table:style-name="ce2" table:formula="of:=[.B50]/[.$C$52]" office:value-type="float" office:value="0.00489715964740451">
            <text:p>0,005</text:p>
          </table:table-cell>
          <table:table-cell table:number-columns-repeated="4"/>
          <table:table-cell table:formula="of:=[.D50]*([.J50]^2)" office:value-type="float" office:value="31.9587719421764">
            <text:p>31,96</text:p>
          </table:table-cell>
          <table:table-cell table:formula="of:=([.A50]-[.$G$39])" office:value-type="float" office:value="80.7835455435847">
            <text:p>80,78</text:p>
          </table:table-cell>
          <table:table-cell table:formula="of:=[.D50]*([.J50]^3)" office:value-type="float" office:value="2581.74290870785">
            <text:p>2581,7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style-name="ce1" table:formula="of:=[.B51]+[.C50]" office:value-type="float" office:value="1020">
            <text:p>1020</text:p>
          </table:table-cell>
          <table:table-cell table:style-name="ce2" table:formula="of:=[.B51]/[.$C$52]" office:value-type="float" office:value="0.00489715964740451">
            <text:p>0,005</text:p>
          </table:table-cell>
          <table:table-cell table:number-columns-repeated="4"/>
          <table:table-cell table:formula="of:=[.D51]*([.J51]^2)" office:value-type="float" office:value="40.360686295123">
            <text:p>40,36</text:p>
          </table:table-cell>
          <table:table-cell table:formula="of:=([.A51]-[.$G$39])" office:value-type="float" office:value="90.7835455435847">
            <text:p>90,78</text:p>
          </table:table-cell>
          <table:table-cell table:formula="of:=[.D51]*([.J51]^3)" office:value-type="float" office:value="3664.08620244364">
            <text:p>3664,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style-name="ce1" table:formula="of:=[.B52]+[.C51]" office:value-type="float" office:value="1021">
            <text:p>1021</text:p>
          </table:table-cell>
          <table:table-cell table:style-name="ce2" table:formula="of:=[.B52]/[.$C$52]" office:value-type="float" office:value="0.000979431929480901">
            <text:p>0,001</text:p>
          </table:table-cell>
          <table:table-cell table:number-columns-repeated="4"/>
          <table:table-cell table:formula="of:=[.D52]*([.J52]^2)" office:value-type="float" office:value="9.9484065155101">
            <text:p>9,95</text:p>
          </table:table-cell>
          <table:table-cell table:formula="of:=([.A52]-[.$G$39])" office:value-type="float" office:value="100.783545543585">
            <text:p>100,78</text:p>
          </table:table-cell>
          <table:table-cell table:formula="of:=[.D52]*([.J52]^3)" office:value-type="float" office:value="1002.63568114201">
            <text:p>1002,6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string">
            <text:p>m2</text:p>
          </table:table-cell>
          <table:table-cell table:formula="of:=SUM([.I39:.I52])" office:value-type="float" office:value="611.531012306692">
            <text:p>611,53</text:p>
          </table:table-cell>
          <table:table-cell/>
          <table:table-cell table:formula="of:=SUM([.K39:.K52])" office:value-type="float" office:value="16403.688133625">
            <text:p>16403,69</text:p>
          </table:table-cell>
          <table:table-cell office:value-type="string">
            <text:p>m3</text:p>
          </table:table-cell>
          <table:table-cell table:number-columns-repeated="5"/>
        </table:table-row>
        <table:table-row table:style-name="ro1">
          <table:table-cell>
            <draw:frame table:end-cell-address="Hoja1.H73" table:end-x="1.117cm" table:end-y="0.397cm" draw:z-index="1" draw:style-name="gr1" svg:width="16.338cm" svg:height="8.934cm" svg:x="0.585cm" svg:y="0.044cm">
              <draw:object draw:notify-on-update-of-ranges="Hoja1.A39:Hoja1.A52 Hoja1.B38:Hoja1.B38 Hoja1.B39:Hoja1.B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3" office:value-type="string">
            <text:p>s</text:p>
          </table:table-cell>
          <table:table-cell table:style-name="ce3" table:formula="of:=SQRT([.I53])" office:value-type="float" office:value="24.7291530851077">
            <text:p>24,73</text:p>
          </table:table-cell>
          <table:table-cell/>
          <table:table-cell table:formula="of:=[.I54]^3" office:value-type="float" office:value="15122.6440196231">
            <text:p>15122,64</text:p>
          </table:table-cell>
          <table:table-cell office:value-type="string">
            <text:p>s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K53]/[.K54]" office:value-type="float" office:value="1.08471032660292">
            <text:p>1,08</text:p>
          </table:table-cell>
          <table:table-cell table:number-columns-repeated="6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/>
          <table:table-cell/>
          <table:table-cell table:number-columns-repeated="6"/>
          <table:table-cell office:value-type="string">
            <text:p>frel*(x-media)^2</text:p>
          </table:table-cell>
          <table:table-cell office:value-type="string">
            <text:p>(x-media) </text:p>
          </table:table-cell>
          <table:table-cell office:value-type="string">
            <text:p>frel*(x-media)^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84]" office:value-type="float" office:value="1">
            <text:p>1</text:p>
          </table:table-cell>
          <table:table-cell table:style-name="ce2" table:formula="of:=[.B84]/[.$C$97]" office:value-type="float" office:value="0.000979431929480901">
            <text:p>0,001</text:p>
          </table:table-cell>
          <table:table-cell/>
          <table:table-cell office:value-type="string">
            <text:p>Media</text:p>
          </table:table-cell>
          <table:table-cell table:formula="of:=SUMPRODUCT([.A84:.A97];[.B84:.B97])/SUM([.B84:.B97])" office:value-type="float" office:value="110.783545543585">
            <text:p>110,78</text:p>
          </table:table-cell>
          <table:table-cell/>
          <table:table-cell table:formula="of:=[.D84]*([.J84]^2)" office:value-type="float" office:value="9.9484065155101">
            <text:p>9,95</text:p>
          </table:table-cell>
          <table:table-cell table:formula="of:=([.A84]-[.$G$84])" office:value-type="float" office:value="-100.783545543585">
            <text:p>-100,78</text:p>
          </table:table-cell>
          <table:table-cell table:formula="of:=[.D84]*([.J84]^3)" office:value-type="float" office:value="-1002.63568114201">
            <text:p>-1002,6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B85]+[.C84]" office:value-type="float" office:value="6">
            <text:p>6</text:p>
          </table:table-cell>
          <table:table-cell table:style-name="ce2" table:formula="of:=[.B85]/[.$C$97]" office:value-type="float" office:value="0.00489715964740451">
            <text:p>0,005</text:p>
          </table:table-cell>
          <table:table-cell/>
          <table:table-cell office:value-type="string">
            <text:p>Moda </text:p>
          </table:table-cell>
          <table:table-cell table:style-name="ce1" office:value-type="float" office:value="130">
            <text:p>130</text:p>
          </table:table-cell>
          <table:table-cell/>
          <table:table-cell table:formula="of:=[.D85]*([.J85]^2)" office:value-type="float" office:value="40.360686295123">
            <text:p>40,36</text:p>
          </table:table-cell>
          <table:table-cell table:formula="of:=([.A85]-[.$G$84])" office:value-type="float" office:value="-90.7835455435847">
            <text:p>-90,78</text:p>
          </table:table-cell>
          <table:table-cell table:formula="of:=[.D85]*([.J85]^3)" office:value-type="float" office:value="-3664.08620244364">
            <text:p>-3664,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B86]+[.C85]" office:value-type="float" office:value="11">
            <text:p>11</text:p>
          </table:table-cell>
          <table:table-cell table:style-name="ce2" table:formula="of:=[.B86]/[.$C$97]" office:value-type="float" office:value="0.00489715964740451">
            <text:p>0,005</text:p>
          </table:table-cell>
          <table:table-cell/>
          <table:table-cell office:value-type="string">
            <text:p>Mediana</text:p>
          </table:table-cell>
          <table:table-cell office:value-type="float" office:value="120">
            <text:p>120</text:p>
          </table:table-cell>
          <table:table-cell/>
          <table:table-cell table:formula="of:=[.D86]*([.J86]^2)" office:value-type="float" office:value="31.9587719421764">
            <text:p>31,96</text:p>
          </table:table-cell>
          <table:table-cell table:formula="of:=([.A86]-[.$G$84])" office:value-type="float" office:value="-80.7835455435847">
            <text:p>-80,78</text:p>
          </table:table-cell>
          <table:table-cell table:formula="of:=[.D86]*([.J86]^3)" office:value-type="float" office:value="-2581.74290870785">
            <text:p>-2581,7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[.B87]+[.C86]" office:value-type="float" office:value="21">
            <text:p>21</text:p>
          </table:table-cell>
          <table:table-cell table:style-name="ce2" table:formula="of:=[.B87]/[.$C$97]" office:value-type="float" office:value="0.00979431929480901">
            <text:p>0,010</text:p>
          </table:table-cell>
          <table:table-cell table:number-columns-repeated="4"/>
          <table:table-cell table:formula="of:=[.D87]*([.J87]^2)" office:value-type="float" office:value="49.0725790374215">
            <text:p>49,07</text:p>
          </table:table-cell>
          <table:table-cell table:formula="of:=([.A87]-[.$G$84])" office:value-type="float" office:value="-70.7835455435847">
            <text:p>-70,78</text:p>
          </table:table-cell>
          <table:table-cell table:formula="of:=[.D87]*([.J87]^3)" office:value-type="float" office:value="-3473.53113323648">
            <text:p>-3473,5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formula="of:=[.B88]+[.C87]" office:value-type="float" office:value="36">
            <text:p>36</text:p>
          </table:table-cell>
          <table:table-cell table:style-name="ce2" table:formula="of:=[.B88]/[.$C$97]" office:value-type="float" office:value="0.0146914789422135">
            <text:p>0,015</text:p>
          </table:table-cell>
          <table:table-cell table:number-columns-repeated="4"/>
          <table:table-cell table:formula="of:=[.D88]*([.J88]^2)" office:value-type="float" office:value="54.2797170741778">
            <text:p>54,28</text:p>
          </table:table-cell>
          <table:table-cell table:formula="of:=([.A88]-[.$G$84])" office:value-type="float" office:value="-60.7835455435847">
            <text:p>-60,78</text:p>
          </table:table-cell>
          <table:table-cell table:formula="of:=[.D88]*([.J88]^3)" office:value-type="float" office:value="-3299.31365487118">
            <text:p>-3299,3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[.B89]+[.C88]" office:value-type="float" office:value="56">
            <text:p>56</text:p>
          </table:table-cell>
          <table:table-cell table:style-name="ce2" table:formula="of:=[.B89]/[.$C$97]" office:value-type="float" office:value="0.019588638589618">
            <text:p>0,020</text:p>
          </table:table-cell>
          <table:table-cell table:style-name="ce1"/>
          <table:table-cell table:number-columns-repeated="3"/>
          <table:table-cell table:formula="of:=[.D89]*([.J89]^2)" office:value-type="float" office:value="50.5184818408882">
            <text:p>50,52</text:p>
          </table:table-cell>
          <table:table-cell table:formula="of:=([.A89]-[.$G$84])" office:value-type="float" office:value="-50.7835455435847">
            <text:p>-50,78</text:p>
          </table:table-cell>
          <table:table-cell table:formula="of:=[.D89]*([.J89]^3)" office:value-type="float" office:value="-2565.5076233595">
            <text:p>-2565,5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formula="of:=[.B90]+[.C89]" office:value-type="float" office:value="96">
            <text:p>96</text:p>
          </table:table-cell>
          <table:table-cell table:style-name="ce2" table:formula="of:=[.B90]/[.$C$97]" office:value-type="float" office:value="0.039177277179236">
            <text:p>0,039</text:p>
          </table:table-cell>
          <table:table-cell table:number-columns-repeated="4"/>
          <table:table-cell table:formula="of:=[.D90]*([.J90]^2)" office:value-type="float" office:value="65.1634706015925">
            <text:p>65,16</text:p>
          </table:table-cell>
          <table:table-cell table:formula="of:=([.A90]-[.$G$84])" office:value-type="float" office:value="-40.7835455435847">
            <text:p>-40,78</text:p>
          </table:table-cell>
          <table:table-cell table:formula="of:=[.D90]*([.J90]^3)" office:value-type="float" office:value="-2657.59737105809">
            <text:p>-2657,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formula="of:=[.B91]+[.C90]" office:value-type="float" office:value="146">
            <text:p>146</text:p>
          </table:table-cell>
          <table:table-cell table:style-name="ce2" table:formula="of:=[.B91]/[.$C$97]" office:value-type="float" office:value="0.0489715964740451">
            <text:p>0,049</text:p>
          </table:table-cell>
          <table:table-cell table:number-columns-repeated="4"/>
          <table:table-cell table:formula="of:=[.D91]*([.J91]^2)" office:value-type="float" office:value="46.4067911965698">
            <text:p>46,41</text:p>
          </table:table-cell>
          <table:table-cell table:formula="of:=([.A91]-[.$G$84])" office:value-type="float" office:value="-30.7835455435847">
            <text:p>-30,78</text:p>
          </table:table-cell>
          <table:table-cell table:formula="of:=[.D91]*([.J91]^3)" office:value-type="float" office:value="-1428.56557033123">
            <text:p>-1428,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0">
            <text:p>90</text:p>
          </table:table-cell>
          <table:table-cell table:formula="of:=[.B92]+[.C91]" office:value-type="float" office:value="236">
            <text:p>236</text:p>
          </table:table-cell>
          <table:table-cell table:style-name="ce2" table:formula="of:=[.B92]/[.$C$97]" office:value-type="float" office:value="0.0881488736532811">
            <text:p>0,088</text:p>
          </table:table-cell>
          <table:table-cell table:number-columns-repeated="4"/>
          <table:table-cell table:formula="of:=[.D92]*([.J92]^2)" office:value-type="float" office:value="38.0764141847242">
            <text:p>38,08</text:p>
          </table:table-cell>
          <table:table-cell table:formula="of:=([.A92]-[.$G$84])" office:value-type="float" office:value="-20.7835455435847">
            <text:p>-20,78</text:p>
          </table:table-cell>
          <table:table-cell table:formula="of:=[.D92]*([.J92]^3)" office:value-type="float" office:value="-791.362888344611">
            <text:p>-791,3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formula="of:=[.B93]+[.C92]" office:value-type="float" office:value="346">
            <text:p>346</text:p>
          </table:table-cell>
          <table:table-cell table:style-name="ce2" table:formula="of:=[.B93]/[.$C$97]" office:value-type="float" office:value="0.107737512242899">
            <text:p>0,108</text:p>
          </table:table-cell>
          <table:table-cell table:number-columns-repeated="4"/>
          <table:table-cell table:formula="of:=[.D93]*([.J93]^2)" office:value-type="float" office:value="12.5282409343411">
            <text:p>12,53</text:p>
          </table:table-cell>
          <table:table-cell table:formula="of:=([.A93]-[.$G$84])" office:value-type="float" office:value="-10.7835455435847">
            <text:p>-10,78</text:p>
          </table:table-cell>
          <table:table-cell table:formula="of:=[.D93]*([.J93]^3)" office:value-type="float" office:value="-135.09885669647">
            <text:p>-135,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[.B94]+[.C93]" office:value-type="float" office:value="486">
            <text:p>486</text:p>
          </table:table-cell>
          <table:table-cell table:style-name="ce2" table:formula="of:=[.B94]/[.$C$97]" office:value-type="float" office:value="0.137120470127326">
            <text:p>0,137</text:p>
          </table:table-cell>
          <table:table-cell table:number-columns-repeated="4"/>
          <table:table-cell table:formula="of:=[.D94]*([.J94]^2)" office:value-type="float" office:value="0.084184237651329">
            <text:p>0,08</text:p>
          </table:table-cell>
          <table:table-cell table:formula="of:=([.A94]-[.$G$84])" office:value-type="float" office:value="-0.783545543584722">
            <text:p>-0,78</text:p>
          </table:table-cell>
          <table:table-cell table:formula="of:=[.D94]*([.J94]^3)" office:value-type="float" office:value="-0.065962184251776">
            <text:p>-0,0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table:formula="of:=[.B95]+[.C94]" office:value-type="float" office:value="671">
            <text:p>671</text:p>
          </table:table-cell>
          <table:table-cell table:style-name="ce2" table:formula="of:=[.B95]/[.$C$97]" office:value-type="float" office:value="0.181194906953967">
            <text:p>0,181</text:p>
          </table:table-cell>
          <table:table-cell table:number-columns-repeated="4"/>
          <table:table-cell table:formula="of:=[.D95]*([.J95]^2)" office:value-type="float" office:value="15.3912449150125">
            <text:p>15,39</text:p>
          </table:table-cell>
          <table:table-cell table:formula="of:=([.A95]-[.$G$84])" office:value-type="float" office:value="9.21645445641528">
            <text:p>9,22</text:p>
          </table:table-cell>
          <table:table-cell table:formula="of:=[.D95]*([.J95]^3)" office:value-type="float" office:value="141.852707786746">
            <text:p>141,8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table:formula="of:=[.B96]+[.C95]" office:value-type="float" office:value="871">
            <text:p>871</text:p>
          </table:table-cell>
          <table:table-cell table:style-name="ce2" table:formula="of:=[.B96]/[.$C$97]" office:value-type="float" office:value="0.19588638589618">
            <text:p>0,196</text:p>
          </table:table-cell>
          <table:table-cell table:number-columns-repeated="4"/>
          <table:table-cell table:formula="of:=[.D96]*([.J96]^2)" office:value-type="float" office:value="72.3353813664021">
            <text:p>72,34</text:p>
          </table:table-cell>
          <table:table-cell table:formula="of:=([.A96]-[.$G$84])" office:value-type="float" office:value="19.2164544564153">
            <text:p>19,22</text:p>
          </table:table-cell>
          <table:table-cell table:formula="of:=[.D96]*([.J96]^3)" office:value-type="float" office:value="1390.0295616149">
            <text:p>1390,0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formula="of:=[.B97]+[.C96]" office:value-type="float" office:value="1021">
            <text:p>1021</text:p>
          </table:table-cell>
          <table:table-cell table:style-name="ce2" table:formula="of:=[.B97]/[.$C$97]" office:value-type="float" office:value="0.146914789422135">
            <text:p>0,147</text:p>
          </table:table-cell>
          <table:table-cell table:number-columns-repeated="4"/>
          <table:table-cell table:formula="of:=[.D97]*([.J97]^2)" office:value-type="float" office:value="125.406642165101">
            <text:p>125,41</text:p>
          </table:table-cell>
          <table:table-cell table:formula="of:=([.A97]-[.$G$84])" office:value-type="float" office:value="29.2164544564153">
            <text:p>29,22</text:p>
          </table:table-cell>
          <table:table-cell table:formula="of:=[.D97]*([.J97]^3)" office:value-type="float" office:value="3663.93744934864">
            <text:p>3663,9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string">
            <text:p>m2</text:p>
          </table:table-cell>
          <table:table-cell table:formula="of:=SUM([.I84:.I97])" office:value-type="float" office:value="611.531012306692">
            <text:p>611,53</text:p>
          </table:table-cell>
          <table:table-cell/>
          <table:table-cell table:formula="of:=SUM([.K84:.K97])" office:value-type="float" office:value="-16403.688133625">
            <text:p>-16403,6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" office:value-type="string">
            <text:p>s</text:p>
          </table:table-cell>
          <table:table-cell table:style-name="ce3" table:formula="of:=SQRT([.I98])" office:value-type="float" office:value="24.7291530851077">
            <text:p>24,73</text:p>
          </table:table-cell>
          <table:table-cell/>
          <table:table-cell table:formula="of:=[.I99]^3" office:value-type="float" office:value="15122.6440196231">
            <text:p>15122,64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98]/[.K99]" office:value-type="float" office:value="-1.08471032660292">
            <text:p>-1,08</text:p>
          </table:table-cell>
          <table:table-cell table:number-columns-repeated="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>
            <draw:frame table:end-cell-address="Hoja1.H127" table:end-x="1.117cm" table:end-y="0.154cm" draw:z-index="2" draw:style-name="gr1" svg:width="16.366cm" svg:height="9.005cm" svg:x="0.557cm" svg:y="0.181cm">
              <draw:object draw:notify-on-update-of-ranges="Hoja1.A84:Hoja1.A97 Hoja1.B83:Hoja1.B83 Hoja1.B84:Hoja1.B9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X-media</text:p>
          </table:table-cell>
          <table:table-cell office:value-type="string">
            <text:p>(X-media)^2</text:p>
          </table:table-cell>
          <table:table-cell office:value-type="string">
            <text:p>(X-media)^4</text:p>
          </table:table-cell>
          <table:table-cell office:value-type="string">
            <text:p>frel*(x-media)^2</text:p>
          </table:table-cell>
          <table:table-cell/>
          <table:table-cell office:value-type="string">
            <text:p>frel*(x-media)^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33]" office:value-type="float" office:value="5">
            <text:p>5</text:p>
          </table:table-cell>
          <table:table-cell table:style-name="ce2" table:formula="of:=[.B133]/[.$C$15]" office:value-type="float" office:value="0.00489715964740451">
            <text:p>0,005</text:p>
          </table:table-cell>
          <table:table-cell/>
          <table:table-cell office:value-type="string">
            <text:p>Media</text:p>
          </table:table-cell>
          <table:table-cell table:formula="of:=SUMPRODUCT([.A133:.A146];[.B133:.B146])/SUM([.B133:.B146])" office:value-type="float" office:value="72.8501945525292">
            <text:p>72,85</text:p>
          </table:table-cell>
          <table:table-cell/>
          <table:table-cell table:formula="of:=[.A133]-[.$G$2]" office:value-type="float" office:value="-63.2027424094026">
            <text:p>-63,2</text:p>
          </table:table-cell>
          <table:table-cell table:formula="of:=[.I133]*[.I133]" office:value-type="float" office:value="3994.58664806929">
            <text:p>3994,59</text:p>
          </table:table-cell>
          <table:table-cell table:formula="of:=[.I133]*[.I133]*[.I133]*[.I133]" office:value-type="float" office:value="15956722.4889335">
            <text:p>15956722,49</text:p>
          </table:table-cell>
          <table:table-cell table:formula="of:=[.D133]*[.J133]" office:value-type="float" office:value="19.5621285409858">
            <text:p>19,56</text:p>
          </table:table-cell>
          <table:table-cell/>
          <table:table-cell table:formula="of:=[.K133]*[.D133]" office:value-type="float" office:value="78142.6174776369">
            <text:p>78142,6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B134]+[.C133]" office:value-type="float" office:value="15">
            <text:p>15</text:p>
          </table:table-cell>
          <table:table-cell table:style-name="ce2" table:formula="of:=[.B134]/[.$C$15]" office:value-type="float" office:value="0.00979431929480901">
            <text:p>0,010</text:p>
          </table:table-cell>
          <table:table-cell/>
          <table:table-cell office:value-type="string">
            <text:p>Moda </text:p>
          </table:table-cell>
          <table:table-cell office:value-type="float" office:value="70">
            <text:p>70</text:p>
          </table:table-cell>
          <table:table-cell/>
          <table:table-cell table:formula="of:=[.A134]-[.$G$2]" office:value-type="float" office:value="-53.2027424094026">
            <text:p>-53,2</text:p>
          </table:table-cell>
          <table:table-cell table:formula="of:=[.I134]*[.I134]" office:value-type="float" office:value="2830.53179988124">
            <text:p>2830,53</text:p>
          </table:table-cell>
          <table:table-cell table:formula="of:=[.I134]*[.I134]*[.I134]*[.I134]" office:value-type="float" office:value="8011910.27013893">
            <text:p>8011910,27</text:p>
          </table:table-cell>
          <table:table-cell table:formula="of:=[.D134]*[.J134]" office:value-type="float" office:value="27.7231322221473">
            <text:p>27,72</text:p>
          </table:table-cell>
          <table:table-cell/>
          <table:table-cell table:formula="of:=[.K134]*[.D134]" office:value-type="float" office:value="78471.2073471002">
            <text:p>78471,2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B135]+[.C134]" office:value-type="float" office:value="35">
            <text:p>35</text:p>
          </table:table-cell>
          <table:table-cell table:style-name="ce2" table:formula="of:=[.B135]/[.$C$15]" office:value-type="float" office:value="0.019588638589618">
            <text:p>0,020</text:p>
          </table:table-cell>
          <table:table-cell/>
          <table:table-cell office:value-type="string">
            <text:p>Mediana</text:p>
          </table:table-cell>
          <table:table-cell office:value-type="float" office:value="70">
            <text:p>70</text:p>
          </table:table-cell>
          <table:table-cell/>
          <table:table-cell table:formula="of:=[.A135]-[.$G$2]" office:value-type="float" office:value="-43.2027424094026">
            <text:p>-43,2</text:p>
          </table:table-cell>
          <table:table-cell table:formula="of:=[.I135]*[.I135]" office:value-type="float" office:value="1866.47695169319">
            <text:p>1866,48</text:p>
          </table:table-cell>
          <table:table-cell table:formula="of:=[.I135]*[.I135]*[.I135]*[.I135]" office:value-type="float" office:value="3483736.2112019">
            <text:p>3483736,21</text:p>
          </table:table-cell>
          <table:table-cell table:formula="of:=[.D135]*[.J135]" office:value-type="float" office:value="36.5617424425698">
            <text:p>36,56</text:p>
          </table:table-cell>
          <table:table-cell/>
          <table:table-cell table:formula="of:=[.K135]*[.D135]" office:value-type="float" office:value="68241.6495827992">
            <text:p>68241,6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136]+[.C135]" office:value-type="float" office:value="85">
            <text:p>85</text:p>
          </table:table-cell>
          <table:table-cell table:style-name="ce2" table:formula="of:=[.B136]/[.$C$15]" office:value-type="float" office:value="0.0489715964740451">
            <text:p>0,049</text:p>
          </table:table-cell>
          <table:table-cell table:number-columns-repeated="4"/>
          <table:table-cell table:formula="of:=[.A136]-[.$G$2]" office:value-type="float" office:value="-33.2027424094025">
            <text:p>-33,2</text:p>
          </table:table-cell>
          <table:table-cell table:formula="of:=[.I136]*[.I136]" office:value-type="float" office:value="1102.42210350514">
            <text:p>1102,42</text:p>
          </table:table-cell>
          <table:table-cell table:formula="of:=[.I136]*[.I136]*[.I136]*[.I136]" office:value-type="float" office:value="1215334.49429669">
            <text:p>1215334,49</text:p>
          </table:table-cell>
          <table:table-cell table:formula="of:=[.D136]*[.J136]" office:value-type="float" office:value="53.9873703969216">
            <text:p>53,99</text:p>
          </table:table-cell>
          <table:table-cell/>
          <table:table-cell table:formula="of:=[.K136]*[.D136]" office:value-type="float" office:value="59516.8704356853">
            <text:p>59516,8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table:formula="of:=[.B137]+[.C136]" office:value-type="float" office:value="202">
            <text:p>202</text:p>
          </table:table-cell>
          <table:table-cell table:style-name="ce2" table:formula="of:=[.B137]/[.$C$15]" office:value-type="float" office:value="0.114593535749265">
            <text:p>0,115</text:p>
          </table:table-cell>
          <table:table-cell/>
          <table:table-cell office:value-type="string">
            <text:p>Curtosis</text:p>
          </table:table-cell>
          <table:table-cell table:formula="of:=[.N149]" office:value-type="float" office:value="0.000247775293073627">
            <text:p>0</text:p>
          </table:table-cell>
          <table:table-cell/>
          <table:table-cell table:formula="of:=[.A137]-[.$G$2]" office:value-type="float" office:value="-23.2027424094025">
            <text:p>-23,2</text:p>
          </table:table-cell>
          <table:table-cell table:formula="of:=[.I137]*[.I137]" office:value-type="float" office:value="538.367255317088">
            <text:p>538,37</text:p>
          </table:table-cell>
          <table:table-cell table:formula="of:=[.I137]*[.I137]*[.I137]*[.I137]" office:value-type="float" office:value="289839.301597654">
            <text:p>289839,3</text:p>
          </table:table-cell>
          <table:table-cell table:formula="of:=[.D137]*[.J137]" office:value-type="float" office:value="61.6934073184126">
            <text:p>61,69</text:p>
          </table:table-cell>
          <table:table-cell/>
          <table:table-cell table:formula="of:=[.K137]*[.D137]" office:value-type="float" office:value="33213.7103691729">
            <text:p>33213,7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table:formula="of:=[.B138]+[.C137]" office:value-type="float" office:value="362">
            <text:p>362</text:p>
          </table:table-cell>
          <table:table-cell table:style-name="ce2" table:formula="of:=[.B138]/[.$C$15]" office:value-type="float" office:value="0.156709108716944">
            <text:p>0,157</text:p>
          </table:table-cell>
          <table:table-cell table:number-columns-repeated="4"/>
          <table:table-cell table:formula="of:=[.A138]-[.$G$2]" office:value-type="float" office:value="-13.2027424094025">
            <text:p>-13,2</text:p>
          </table:table-cell>
          <table:table-cell table:formula="of:=[.I138]*[.I138]" office:value-type="float" office:value="174.312407129037">
            <text:p>174,31</text:p>
          </table:table-cell>
          <table:table-cell table:formula="of:=[.I138]*[.I138]*[.I138]*[.I138]" office:value-type="float" office:value="30384.815279119">
            <text:p>30384,82</text:p>
          </table:table-cell>
          <table:table-cell table:formula="of:=[.D138]*[.J138]" office:value-type="float" office:value="27.3163419594964">
            <text:p>27,32</text:p>
          </table:table-cell>
          <table:table-cell/>
          <table:table-cell table:formula="of:=[.K138]*[.D138]" office:value-type="float" office:value="4761.57732091973">
            <text:p>4761,58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table:formula="of:=[.B139]+[.C138]" office:value-type="float" office:value="562">
            <text:p>562</text:p>
          </table:table-cell>
          <table:table-cell table:style-name="ce2" table:formula="of:=[.B139]/[.$C$15]" office:value-type="float" office:value="0.19588638589618">
            <text:p>0,196</text:p>
          </table:table-cell>
          <table:table-cell table:number-columns-repeated="4"/>
          <table:table-cell table:formula="of:=[.A139]-[.$G$2]" office:value-type="float" office:value="-3.20274240940255">
            <text:p>-3,2</text:p>
          </table:table-cell>
          <table:table-cell table:formula="of:=[.I139]*[.I139]" office:value-type="float" office:value="10.2575589409856">
            <text:p>10,26</text:p>
          </table:table-cell>
          <table:table-cell table:formula="of:=[.I139]*[.I139]*[.I139]*[.I139]" office:value-type="float" office:value="105.217515427794">
            <text:p>105,22</text:p>
          </table:table-cell>
          <table:table-cell table:formula="of:=[.D139]*[.J139]" office:value-type="float" office:value="2.00931614906672">
            <text:p>2,01</text:p>
          </table:table-cell>
          <table:table-cell/>
          <table:table-cell table:formula="of:=[.K139]*[.D139]" office:value-type="float" office:value="20.6106788301262">
            <text:p>20,6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table:formula="of:=[.B140]+[.C139]" office:value-type="float" office:value="737">
            <text:p>737</text:p>
          </table:table-cell>
          <table:table-cell table:style-name="ce2" table:formula="of:=[.B140]/[.$C$15]" office:value-type="float" office:value="0.171400587659158">
            <text:p>0,171</text:p>
          </table:table-cell>
          <table:table-cell table:number-columns-repeated="4"/>
          <table:table-cell table:formula="of:=[.A140]-[.$G$2]" office:value-type="float" office:value="6.79725759059745">
            <text:p>6,8</text:p>
          </table:table-cell>
          <table:table-cell table:formula="of:=[.I140]*[.I140]" office:value-type="float" office:value="46.2027107529347">
            <text:p>46,2</text:p>
          </table:table-cell>
          <table:table-cell table:formula="of:=[.I140]*[.I140]*[.I140]*[.I140]" office:value-type="float" office:value="2134.69048091935">
            <text:p>2134,69</text:p>
          </table:table-cell>
          <table:table-cell table:formula="of:=[.D140]*[.J140]" office:value-type="float" office:value="7.91917177449909">
            <text:p>7,92</text:p>
          </table:table-cell>
          <table:table-cell/>
          <table:table-cell table:formula="of:=[.K140]*[.D140]" office:value-type="float" office:value="365.887202899986">
            <text:p>365,8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table:formula="of:=[.B141]+[.C140]" office:value-type="float" office:value="877">
            <text:p>877</text:p>
          </table:table-cell>
          <table:table-cell table:style-name="ce2" table:formula="of:=[.B141]/[.$C$15]" office:value-type="float" office:value="0.137120470127326">
            <text:p>0,137</text:p>
          </table:table-cell>
          <table:table-cell table:number-columns-repeated="4"/>
          <table:table-cell table:formula="of:=[.A141]-[.$G$2]" office:value-type="float" office:value="16.7972575905975">
            <text:p>16,8</text:p>
          </table:table-cell>
          <table:table-cell table:formula="of:=[.I141]*[.I141]" office:value-type="float" office:value="282.147862564884">
            <text:p>282,15</text:p>
          </table:table-cell>
          <table:table-cell table:formula="of:=[.I141]*[.I141]*[.I141]*[.I141]" office:value-type="float" office:value="79607.4163499326">
            <text:p>79607,42</text:p>
          </table:table-cell>
          <table:table-cell table:formula="of:=[.D141]*[.J141]" office:value-type="float" office:value="38.6882475603171">
            <text:p>38,69</text:p>
          </table:table-cell>
          <table:table-cell/>
          <table:table-cell table:formula="of:=[.K141]*[.D141]" office:value-type="float" office:value="10915.8063555245">
            <text:p>10915,8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f:=[.B142]+[.C141]" office:value-type="float" office:value="967">
            <text:p>967</text:p>
          </table:table-cell>
          <table:table-cell table:style-name="ce2" table:formula="of:=[.B142]/[.$C$15]" office:value-type="float" office:value="0.0881488736532811">
            <text:p>0,088</text:p>
          </table:table-cell>
          <table:table-cell table:number-columns-repeated="4"/>
          <table:table-cell table:formula="of:=[.A142]-[.$G$2]" office:value-type="float" office:value="26.7972575905975">
            <text:p>26,8</text:p>
          </table:table-cell>
          <table:table-cell table:formula="of:=[.I142]*[.I142]" office:value-type="float" office:value="718.093014376833">
            <text:p>718,09</text:p>
          </table:table-cell>
          <table:table-cell table:formula="of:=[.I142]*[.I142]*[.I142]*[.I142]" office:value-type="float" office:value="515657.577296806">
            <text:p>515657,58</text:p>
          </table:table-cell>
          <table:table-cell table:formula="of:=[.D142]*[.J142]" office:value-type="float" office:value="63.2990903956072">
            <text:p>63,3</text:p>
          </table:table-cell>
          <table:table-cell/>
          <table:table-cell table:formula="of:=[.K142]*[.D142]" office:value-type="float" office:value="45454.6346294932">
            <text:p>45454,6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formula="of:=[.B143]+[.C142]" office:value-type="float" office:value="1007">
            <text:p>1007</text:p>
          </table:table-cell>
          <table:table-cell table:style-name="ce2" table:formula="of:=[.B143]/[.$C$15]" office:value-type="float" office:value="0.039177277179236">
            <text:p>0,039</text:p>
          </table:table-cell>
          <table:table-cell table:number-columns-repeated="4"/>
          <table:table-cell table:formula="of:=[.A143]-[.$G$2]" office:value-type="float" office:value="36.7972575905975">
            <text:p>36,8</text:p>
          </table:table-cell>
          <table:table-cell table:formula="of:=[.I143]*[.I143]" office:value-type="float" office:value="1354.03816618878">
            <text:p>1354,04</text:p>
          </table:table-cell>
          <table:table-cell table:formula="of:=[.I143]*[.I143]*[.I143]*[.I143]" office:value-type="float" office:value="1833419.35549588">
            <text:p>1833419,36</text:p>
          </table:table-cell>
          <table:table-cell table:formula="of:=[.D143]*[.J143]" office:value-type="float" office:value="53.0475285480424">
            <text:p>53,05</text:p>
          </table:table-cell>
          <table:table-cell/>
          <table:table-cell table:formula="of:=[.K143]*[.D143]" office:value-type="float" office:value="71828.3782760384">
            <text:p>71828,38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table:formula="of:=[.B144]+[.C143]" office:value-type="float" office:value="1022">
            <text:p>1022</text:p>
          </table:table-cell>
          <table:table-cell table:style-name="ce2" table:formula="of:=[.B144]/[.$C$15]" office:value-type="float" office:value="0.0146914789422135">
            <text:p>0,015</text:p>
          </table:table-cell>
          <table:table-cell table:number-columns-repeated="4"/>
          <table:table-cell table:formula="of:=[.A144]-[.$G$2]" office:value-type="float" office:value="46.7972575905975">
            <text:p>46,8</text:p>
          </table:table-cell>
          <table:table-cell table:formula="of:=[.I144]*[.I144]" office:value-type="float" office:value="2189.98331800073">
            <text:p>2189,98</text:p>
          </table:table-cell>
          <table:table-cell table:formula="of:=[.I144]*[.I144]*[.I144]*[.I144]" office:value-type="float" office:value="4796026.93312149">
            <text:p>4796026,93</text:p>
          </table:table-cell>
          <table:table-cell table:formula="of:=[.D144]*[.J144]" office:value-type="float" office:value="32.1740938002066">
            <text:p>32,17</text:p>
          </table:table-cell>
          <table:table-cell/>
          <table:table-cell table:formula="of:=[.K144]*[.D144]" office:value-type="float" office:value="70460.7286942432">
            <text:p>70460,7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formula="of:=[.B145]+[.C144]" office:value-type="float" office:value="1027">
            <text:p>1027</text:p>
          </table:table-cell>
          <table:table-cell table:style-name="ce2" table:formula="of:=[.B145]/[.$C$15]" office:value-type="float" office:value="0.00489715964740451">
            <text:p>0,005</text:p>
          </table:table-cell>
          <table:table-cell table:number-columns-repeated="4"/>
          <table:table-cell table:formula="of:=[.A145]-[.$G$2]" office:value-type="float" office:value="56.7972575905975">
            <text:p>56,8</text:p>
          </table:table-cell>
          <table:table-cell table:formula="of:=[.I145]*[.I145]" office:value-type="float" office:value="3225.92846981268">
            <text:p>3225,93</text:p>
          </table:table-cell>
          <table:table-cell table:formula="of:=[.I145]*[.I145]*[.I145]*[.I145]" office:value-type="float" office:value="10406614.492348">
            <text:p>10406614,49</text:p>
          </table:table-cell>
          <table:table-cell table:formula="of:=[.D145]*[.J145]" office:value-type="float" office:value="15.79788672778">
            <text:p>15,8</text:p>
          </table:table-cell>
          <table:table-cell/>
          <table:table-cell table:formula="of:=[.K145]*[.D145]" office:value-type="float" office:value="50962.8525580214">
            <text:p>50962,8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[.B146]+[.C145]" office:value-type="float" office:value="1028">
            <text:p>1028</text:p>
          </table:table-cell>
          <table:table-cell table:style-name="ce2" table:formula="of:=[.B146]/[.$C$15]" office:value-type="float" office:value="0.000979431929480901">
            <text:p>0,001</text:p>
          </table:table-cell>
          <table:table-cell table:number-columns-repeated="4"/>
          <table:table-cell table:formula="of:=[.A146]-[.$G$2]" office:value-type="float" office:value="66.7972575905975">
            <text:p>66,8</text:p>
          </table:table-cell>
          <table:table-cell table:formula="of:=[.I146]*[.I146]" office:value-type="float" office:value="4461.87362162463">
            <text:p>4461,87</text:p>
          </table:table-cell>
          <table:table-cell table:formula="of:=[.I146]*[.I146]*[.I146]*[.I146]" office:value-type="float" office:value="19908316.2153497">
            <text:p>19908316,22</text:p>
          </table:table-cell>
          <table:table-cell table:formula="of:=[.D146]*[.J146]" office:value-type="float" office:value="4.37010149032775">
            <text:p>4,37</text:p>
          </table:table-cell>
          <table:table-cell/>
          <table:table-cell table:formula="of:=[.K146]*[.D146]" office:value-type="float" office:value="19498.8405635159">
            <text:p>19498,84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11"/>
          <table:table-cell table:formula="of:=SUM([.L133:.L146])" office:value-type="float" office:value="444.14955932638">
            <text:p>444,15</text:p>
          </table:table-cell>
          <table:table-cell office:value-type="string">
            <text:p>Var</text:p>
          </table:table-cell>
          <table:table-cell table:formula="of:=SUM([.N133:.N146])" office:value-type="float" office:value="591855.371491881">
            <text:p>591855,37</text:p>
          </table:table-cell>
          <table:table-cell office:value-type="string">
            <text:p>m4</text:p>
          </table:table-cell>
          <table:table-cell table:number-columns-repeated="2"/>
        </table:table-row>
        <table:table-row table:style-name="ro1">
          <table:table-cell>
            <draw:frame table:end-cell-address="Hoja1.I169" table:end-x="0.111cm" table:end-y="0.353cm" draw:z-index="4" draw:style-name="gr1" svg:width="16.597cm" svg:height="9.704cm" svg:x="1.579cm" svg:y="0.134cm">
              <draw:object draw:notify-on-update-of-ranges="Hoja1.A133:Hoja1.A146 Hoja1.B133:Hoja1.B14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 table:formula="of:=SQRT([.L147])" office:value-type="float" office:value="21.0748560926612">
            <text:p>21,07</text:p>
          </table:table-cell>
          <table:table-cell office:value-type="string">
            <text:p>s</text:p>
          </table:table-cell>
          <table:table-cell table:formula="of:=[.L147]*[.L147]" office:value-type="float" office:value="197268.831049818">
            <text:p>197268,83</text:p>
          </table:table-cell>
          <table:table-cell office:value-type="string">
            <text:p>s4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N147]/[.N148]-3" office:value-type="float" office:value="0.000247775293073627">
            <text:p>0</text:p>
          </table:table-cell>
          <table:table-cell office:value-type="string">
            <text:p>curtosis</text:p>
          </table:table-cell>
          <table:table-cell table:number-columns-repeated="2"/>
        </table:table-row>
        <table:table-row table:style-name="ro1" table:number-rows-repeated="21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X-media</text:p>
          </table:table-cell>
          <table:table-cell office:value-type="string">
            <text:p>(X-media)^2</text:p>
          </table:table-cell>
          <table:table-cell office:value-type="string">
            <text:p>(X-media)^4</text:p>
          </table:table-cell>
          <table:table-cell office:value-type="string">
            <text:p>frel*(x-media)^2</text:p>
          </table:table-cell>
          <table:table-cell/>
          <table:table-cell office:value-type="string">
            <text:p>frel*(x-media)^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72]" office:value-type="float" office:value="5">
            <text:p>5</text:p>
          </table:table-cell>
          <table:table-cell table:style-name="ce2" table:formula="of:=[.B172]/[.$C$15]" office:value-type="float" office:value="0.00489715964740451">
            <text:p>0,005</text:p>
          </table:table-cell>
          <table:table-cell/>
          <table:table-cell office:value-type="string">
            <text:p>Media</text:p>
          </table:table-cell>
          <table:table-cell table:formula="of:=SUMPRODUCT([.A172:.A185];[.B172:.B185])/SUM([.B172:.B185])" office:value-type="float" office:value="72.3138832997988">
            <text:p>72,31</text:p>
          </table:table-cell>
          <table:table-cell/>
          <table:table-cell table:formula="of:=[.A172]-[.$G$2]" office:value-type="float" office:value="-63.2027424094026">
            <text:p>-63,2</text:p>
          </table:table-cell>
          <table:table-cell table:formula="of:=[.I172]*[.I172]" office:value-type="float" office:value="3994.58664806929">
            <text:p>3994,59</text:p>
          </table:table-cell>
          <table:table-cell table:formula="of:=[.I172]*[.I172]*[.I172]*[.I172]" office:value-type="float" office:value="15956722.4889335">
            <text:p>15956722,49</text:p>
          </table:table-cell>
          <table:table-cell table:formula="of:=[.D172]*[.J172]" office:value-type="float" office:value="19.5621285409858">
            <text:p>19,56</text:p>
          </table:table-cell>
          <table:table-cell/>
          <table:table-cell table:formula="of:=[.K172]*[.D172]" office:value-type="float" office:value="78142.6174776369">
            <text:p>78142,6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B173]+[.C172]" office:value-type="float" office:value="15">
            <text:p>15</text:p>
          </table:table-cell>
          <table:table-cell table:style-name="ce2" table:formula="of:=[.B173]/[.$C$15]" office:value-type="float" office:value="0.00979431929480901">
            <text:p>0,010</text:p>
          </table:table-cell>
          <table:table-cell/>
          <table:table-cell office:value-type="string">
            <text:p>Moda </text:p>
          </table:table-cell>
          <table:table-cell office:value-type="float" office:value="70">
            <text:p>70</text:p>
          </table:table-cell>
          <table:table-cell/>
          <table:table-cell table:formula="of:=[.A173]-[.$G$2]" office:value-type="float" office:value="-53.2027424094026">
            <text:p>-53,2</text:p>
          </table:table-cell>
          <table:table-cell table:formula="of:=[.I173]*[.I173]" office:value-type="float" office:value="2830.53179988124">
            <text:p>2830,53</text:p>
          </table:table-cell>
          <table:table-cell table:formula="of:=[.I173]*[.I173]*[.I173]*[.I173]" office:value-type="float" office:value="8011910.27013893">
            <text:p>8011910,27</text:p>
          </table:table-cell>
          <table:table-cell table:formula="of:=[.D173]*[.J173]" office:value-type="float" office:value="27.7231322221473">
            <text:p>27,72</text:p>
          </table:table-cell>
          <table:table-cell/>
          <table:table-cell table:formula="of:=[.K173]*[.D173]" office:value-type="float" office:value="78471.2073471002">
            <text:p>78471,2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B174]+[.C173]" office:value-type="float" office:value="25">
            <text:p>25</text:p>
          </table:table-cell>
          <table:table-cell table:style-name="ce2" table:formula="of:=[.B174]/[.$C$15]" office:value-type="float" office:value="0.00979431929480901">
            <text:p>0,010</text:p>
          </table:table-cell>
          <table:table-cell/>
          <table:table-cell office:value-type="string">
            <text:p>Mediana</text:p>
          </table:table-cell>
          <table:table-cell office:value-type="float" office:value="70">
            <text:p>70</text:p>
          </table:table-cell>
          <table:table-cell/>
          <table:table-cell table:formula="of:=[.A174]-[.$G$2]" office:value-type="float" office:value="-43.2027424094026">
            <text:p>-43,2</text:p>
          </table:table-cell>
          <table:table-cell table:formula="of:=[.I174]*[.I174]" office:value-type="float" office:value="1866.47695169319">
            <text:p>1866,48</text:p>
          </table:table-cell>
          <table:table-cell table:formula="of:=[.I174]*[.I174]*[.I174]*[.I174]" office:value-type="float" office:value="3483736.2112019">
            <text:p>3483736,21</text:p>
          </table:table-cell>
          <table:table-cell table:formula="of:=[.D174]*[.J174]" office:value-type="float" office:value="18.2808712212849">
            <text:p>18,28</text:p>
          </table:table-cell>
          <table:table-cell/>
          <table:table-cell table:formula="of:=[.K174]*[.D174]" office:value-type="float" office:value="34120.8247913996">
            <text:p>34120,8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f:=[.B175]+[.C174]" office:value-type="float" office:value="65">
            <text:p>65</text:p>
          </table:table-cell>
          <table:table-cell table:style-name="ce2" table:formula="of:=[.B175]/[.$C$15]" office:value-type="float" office:value="0.039177277179236">
            <text:p>0,039</text:p>
          </table:table-cell>
          <table:table-cell table:number-columns-repeated="4"/>
          <table:table-cell table:formula="of:=[.A175]-[.$G$2]" office:value-type="float" office:value="-33.2027424094025">
            <text:p>-33,2</text:p>
          </table:table-cell>
          <table:table-cell table:formula="of:=[.I175]*[.I175]" office:value-type="float" office:value="1102.42210350514">
            <text:p>1102,42</text:p>
          </table:table-cell>
          <table:table-cell table:formula="of:=[.I175]*[.I175]*[.I175]*[.I175]" office:value-type="float" office:value="1215334.49429669">
            <text:p>1215334,49</text:p>
          </table:table-cell>
          <table:table-cell table:formula="of:=[.D175]*[.J175]" office:value-type="float" office:value="43.1898963175373">
            <text:p>43,19</text:p>
          </table:table-cell>
          <table:table-cell/>
          <table:table-cell table:formula="of:=[.K175]*[.D175]" office:value-type="float" office:value="47613.4963485483">
            <text:p>47613,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formula="of:=[.B176]+[.C175]" office:value-type="float" office:value="135">
            <text:p>135</text:p>
          </table:table-cell>
          <table:table-cell table:style-name="ce2" table:formula="of:=[.B176]/[.$C$15]" office:value-type="float" office:value="0.0685602350636631">
            <text:p>0,069</text:p>
          </table:table-cell>
          <table:table-cell/>
          <table:table-cell office:value-type="string">
            <text:p>Curtosis</text:p>
          </table:table-cell>
          <table:table-cell table:formula="of:=[.N188]" office:value-type="float" office:value="0.929841598249615">
            <text:p>0,93</text:p>
          </table:table-cell>
          <table:table-cell/>
          <table:table-cell table:formula="of:=[.A176]-[.$G$2]" office:value-type="float" office:value="-23.2027424094025">
            <text:p>-23,2</text:p>
          </table:table-cell>
          <table:table-cell table:formula="of:=[.I176]*[.I176]" office:value-type="float" office:value="538.367255317088">
            <text:p>538,37</text:p>
          </table:table-cell>
          <table:table-cell table:formula="of:=[.I176]*[.I176]*[.I176]*[.I176]" office:value-type="float" office:value="289839.301597654">
            <text:p>289839,3</text:p>
          </table:table-cell>
          <table:table-cell table:formula="of:=[.D176]*[.J176]" office:value-type="float" office:value="36.9105855751186">
            <text:p>36,91</text:p>
          </table:table-cell>
          <table:table-cell/>
          <table:table-cell table:formula="of:=[.K176]*[.D176]" office:value-type="float" office:value="19871.4506482231">
            <text:p>19871,4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table:formula="of:=[.B177]+[.C176]" office:value-type="float" office:value="325">
            <text:p>325</text:p>
          </table:table-cell>
          <table:table-cell table:style-name="ce2" table:formula="of:=[.B177]/[.$C$15]" office:value-type="float" office:value="0.186092066601371">
            <text:p>0,186</text:p>
          </table:table-cell>
          <table:table-cell table:number-columns-repeated="4"/>
          <table:table-cell table:formula="of:=[.A177]-[.$G$2]" office:value-type="float" office:value="-13.2027424094025">
            <text:p>-13,2</text:p>
          </table:table-cell>
          <table:table-cell table:formula="of:=[.I177]*[.I177]" office:value-type="float" office:value="174.312407129037">
            <text:p>174,31</text:p>
          </table:table-cell>
          <table:table-cell table:formula="of:=[.I177]*[.I177]*[.I177]*[.I177]" office:value-type="float" office:value="30384.815279119">
            <text:p>30384,82</text:p>
          </table:table-cell>
          <table:table-cell table:formula="of:=[.D177]*[.J177]" office:value-type="float" office:value="32.438156076902">
            <text:p>32,44</text:p>
          </table:table-cell>
          <table:table-cell/>
          <table:table-cell table:formula="of:=[.K177]*[.D177]" office:value-type="float" office:value="5654.37306859217">
            <text:p>5654,3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formula="of:=[.B178]+[.C177]" office:value-type="float" office:value="575">
            <text:p>575</text:p>
          </table:table-cell>
          <table:table-cell table:style-name="ce2" table:formula="of:=[.B178]/[.$C$15]" office:value-type="float" office:value="0.244857982370225">
            <text:p>0,245</text:p>
          </table:table-cell>
          <table:table-cell table:number-columns-repeated="4"/>
          <table:table-cell table:formula="of:=[.A178]-[.$G$2]" office:value-type="float" office:value="-3.20274240940255">
            <text:p>-3,2</text:p>
          </table:table-cell>
          <table:table-cell table:formula="of:=[.I178]*[.I178]" office:value-type="float" office:value="10.2575589409856">
            <text:p>10,26</text:p>
          </table:table-cell>
          <table:table-cell table:formula="of:=[.I178]*[.I178]*[.I178]*[.I178]" office:value-type="float" office:value="105.217515427794">
            <text:p>105,22</text:p>
          </table:table-cell>
          <table:table-cell table:formula="of:=[.D178]*[.J178]" office:value-type="float" office:value="2.51164518633341">
            <text:p>2,51</text:p>
          </table:table-cell>
          <table:table-cell/>
          <table:table-cell table:formula="of:=[.K178]*[.D178]" office:value-type="float" office:value="25.7633485376577">
            <text:p>25,7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table:formula="of:=[.B179]+[.C178]" office:value-type="float" office:value="785">
            <text:p>785</text:p>
          </table:table-cell>
          <table:table-cell table:style-name="ce2" table:formula="of:=[.B179]/[.$C$15]" office:value-type="float" office:value="0.205680705190989">
            <text:p>0,206</text:p>
          </table:table-cell>
          <table:table-cell table:number-columns-repeated="4"/>
          <table:table-cell table:formula="of:=[.A179]-[.$G$2]" office:value-type="float" office:value="6.79725759059745">
            <text:p>6,8</text:p>
          </table:table-cell>
          <table:table-cell table:formula="of:=[.I179]*[.I179]" office:value-type="float" office:value="46.2027107529347">
            <text:p>46,2</text:p>
          </table:table-cell>
          <table:table-cell table:formula="of:=[.I179]*[.I179]*[.I179]*[.I179]" office:value-type="float" office:value="2134.69048091935">
            <text:p>2134,69</text:p>
          </table:table-cell>
          <table:table-cell table:formula="of:=[.D179]*[.J179]" office:value-type="float" office:value="9.50300612939891">
            <text:p>9,5</text:p>
          </table:table-cell>
          <table:table-cell/>
          <table:table-cell table:formula="of:=[.K179]*[.D179]" office:value-type="float" office:value="439.064643479983">
            <text:p>439,0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formula="of:=[.B180]+[.C179]" office:value-type="float" office:value="885">
            <text:p>885</text:p>
          </table:table-cell>
          <table:table-cell table:style-name="ce2" table:formula="of:=[.B180]/[.$C$15]" office:value-type="float" office:value="0.0979431929480901">
            <text:p>0,098</text:p>
          </table:table-cell>
          <table:table-cell table:number-columns-repeated="4"/>
          <table:table-cell table:formula="of:=[.A180]-[.$G$2]" office:value-type="float" office:value="16.7972575905975">
            <text:p>16,8</text:p>
          </table:table-cell>
          <table:table-cell table:formula="of:=[.I180]*[.I180]" office:value-type="float" office:value="282.147862564884">
            <text:p>282,15</text:p>
          </table:table-cell>
          <table:table-cell table:formula="of:=[.I180]*[.I180]*[.I180]*[.I180]" office:value-type="float" office:value="79607.4163499326">
            <text:p>79607,42</text:p>
          </table:table-cell>
          <table:table-cell table:formula="of:=[.D180]*[.J180]" office:value-type="float" office:value="27.6344625430836">
            <text:p>27,63</text:p>
          </table:table-cell>
          <table:table-cell/>
          <table:table-cell table:formula="of:=[.K180]*[.D180]" office:value-type="float" office:value="7797.00453966039">
            <text:p>779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formula="of:=[.B181]+[.C180]" office:value-type="float" office:value="945">
            <text:p>945</text:p>
          </table:table-cell>
          <table:table-cell table:style-name="ce2" table:formula="of:=[.B181]/[.$C$15]" office:value-type="float" office:value="0.0587659157688541">
            <text:p>0,059</text:p>
          </table:table-cell>
          <table:table-cell table:number-columns-repeated="4"/>
          <table:table-cell table:formula="of:=[.A181]-[.$G$2]" office:value-type="float" office:value="26.7972575905975">
            <text:p>26,8</text:p>
          </table:table-cell>
          <table:table-cell table:formula="of:=[.I181]*[.I181]" office:value-type="float" office:value="718.093014376833">
            <text:p>718,09</text:p>
          </table:table-cell>
          <table:table-cell table:formula="of:=[.I181]*[.I181]*[.I181]*[.I181]" office:value-type="float" office:value="515657.577296806">
            <text:p>515657,58</text:p>
          </table:table-cell>
          <table:table-cell table:formula="of:=[.D181]*[.J181]" office:value-type="float" office:value="42.1993935970715">
            <text:p>42,2</text:p>
          </table:table-cell>
          <table:table-cell/>
          <table:table-cell table:formula="of:=[.K181]*[.D181]" office:value-type="float" office:value="30303.0897529955">
            <text:p>30303,0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formula="of:=[.B182]+[.C181]" office:value-type="float" office:value="985">
            <text:p>985</text:p>
          </table:table-cell>
          <table:table-cell table:style-name="ce2" table:formula="of:=[.B182]/[.$C$15]" office:value-type="float" office:value="0.039177277179236">
            <text:p>0,039</text:p>
          </table:table-cell>
          <table:table-cell table:number-columns-repeated="4"/>
          <table:table-cell table:formula="of:=[.A182]-[.$G$2]" office:value-type="float" office:value="36.7972575905975">
            <text:p>36,8</text:p>
          </table:table-cell>
          <table:table-cell table:formula="of:=[.I182]*[.I182]" office:value-type="float" office:value="1354.03816618878">
            <text:p>1354,04</text:p>
          </table:table-cell>
          <table:table-cell table:formula="of:=[.I182]*[.I182]*[.I182]*[.I182]" office:value-type="float" office:value="1833419.35549588">
            <text:p>1833419,36</text:p>
          </table:table-cell>
          <table:table-cell table:formula="of:=[.D182]*[.J182]" office:value-type="float" office:value="53.0475285480424">
            <text:p>53,05</text:p>
          </table:table-cell>
          <table:table-cell/>
          <table:table-cell table:formula="of:=[.K182]*[.D182]" office:value-type="float" office:value="71828.3782760384">
            <text:p>71828,38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formula="of:=[.B183]+[.C182]" office:value-type="float" office:value="990">
            <text:p>990</text:p>
          </table:table-cell>
          <table:table-cell table:style-name="ce2" table:formula="of:=[.B183]/[.$C$15]" office:value-type="float" office:value="0.00489715964740451">
            <text:p>0,005</text:p>
          </table:table-cell>
          <table:table-cell table:number-columns-repeated="4"/>
          <table:table-cell table:formula="of:=[.A183]-[.$G$2]" office:value-type="float" office:value="46.7972575905975">
            <text:p>46,8</text:p>
          </table:table-cell>
          <table:table-cell table:formula="of:=[.I183]*[.I183]" office:value-type="float" office:value="2189.98331800073">
            <text:p>2189,98</text:p>
          </table:table-cell>
          <table:table-cell table:formula="of:=[.I183]*[.I183]*[.I183]*[.I183]" office:value-type="float" office:value="4796026.93312149">
            <text:p>4796026,93</text:p>
          </table:table-cell>
          <table:table-cell table:formula="of:=[.D183]*[.J183]" office:value-type="float" office:value="10.7246979334022">
            <text:p>10,72</text:p>
          </table:table-cell>
          <table:table-cell/>
          <table:table-cell table:formula="of:=[.K183]*[.D183]" office:value-type="float" office:value="23486.9095647478">
            <text:p>23486,9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formula="of:=[.B184]+[.C183]" office:value-type="float" office:value="993">
            <text:p>993</text:p>
          </table:table-cell>
          <table:table-cell table:style-name="ce2" table:formula="of:=[.B184]/[.$C$15]" office:value-type="float" office:value="0.0029382957884427">
            <text:p>0,003</text:p>
          </table:table-cell>
          <table:table-cell table:number-columns-repeated="4"/>
          <table:table-cell table:formula="of:=[.A184]-[.$G$2]" office:value-type="float" office:value="56.7972575905975">
            <text:p>56,8</text:p>
          </table:table-cell>
          <table:table-cell table:formula="of:=[.I184]*[.I184]" office:value-type="float" office:value="3225.92846981268">
            <text:p>3225,93</text:p>
          </table:table-cell>
          <table:table-cell table:formula="of:=[.I184]*[.I184]*[.I184]*[.I184]" office:value-type="float" office:value="10406614.492348">
            <text:p>10406614,49</text:p>
          </table:table-cell>
          <table:table-cell table:formula="of:=[.D184]*[.J184]" office:value-type="float" office:value="9.47873203666801">
            <text:p>9,48</text:p>
          </table:table-cell>
          <table:table-cell/>
          <table:table-cell table:formula="of:=[.K184]*[.D184]" office:value-type="float" office:value="30577.7115348129">
            <text:p>30577,7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[.B185]+[.C184]" office:value-type="float" office:value="994">
            <text:p>994</text:p>
          </table:table-cell>
          <table:table-cell table:style-name="ce2" table:formula="of:=[.B185]/[.$C$15]" office:value-type="float" office:value="0.000979431929480901">
            <text:p>0,001</text:p>
          </table:table-cell>
          <table:table-cell table:number-columns-repeated="4"/>
          <table:table-cell table:formula="of:=[.A185]-[.$G$2]" office:value-type="float" office:value="66.7972575905975">
            <text:p>66,8</text:p>
          </table:table-cell>
          <table:table-cell table:formula="of:=[.I185]*[.I185]" office:value-type="float" office:value="4461.87362162463">
            <text:p>4461,87</text:p>
          </table:table-cell>
          <table:table-cell table:formula="of:=[.I185]*[.I185]*[.I185]*[.I185]" office:value-type="float" office:value="19908316.2153497">
            <text:p>19908316,22</text:p>
          </table:table-cell>
          <table:table-cell table:formula="of:=[.D185]*[.J185]" office:value-type="float" office:value="4.37010149032775">
            <text:p>4,37</text:p>
          </table:table-cell>
          <table:table-cell/>
          <table:table-cell table:formula="of:=[.K185]*[.D185]" office:value-type="float" office:value="19498.8405635159">
            <text:p>19498,84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11"/>
          <table:table-cell table:formula="of:=SUM([.L172:.L185])" office:value-type="float" office:value="337.574337418304">
            <text:p>337,57</text:p>
          </table:table-cell>
          <table:table-cell office:value-type="string">
            <text:p>Var</text:p>
          </table:table-cell>
          <table:table-cell table:formula="of:=SUM([.N172:.N185])" office:value-type="float" office:value="447830.731905289">
            <text:p>447830,73</text:p>
          </table:table-cell>
          <table:table-cell office:value-type="string">
            <text:p>m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QRT([.L186])" office:value-type="float" office:value="18.3731961677413">
            <text:p>18,37</text:p>
          </table:table-cell>
          <table:table-cell office:value-type="string">
            <text:p>s</text:p>
          </table:table-cell>
          <table:table-cell table:formula="of:=[.L186]*[.L186]" office:value-type="float" office:value="113956.433283407">
            <text:p>113956,43</text:p>
          </table:table-cell>
          <table:table-cell office:value-type="string">
            <text:p>s4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N186]/[.N187]-3" office:value-type="float" office:value="0.929841598249615">
            <text:p>0,93</text:p>
          </table:table-cell>
          <table:table-cell office:value-type="string">
            <text:p>curtosis</text:p>
          </table:table-cell>
          <table:table-cell table:number-columns-repeated="2"/>
        </table:table-row>
        <table:table-row table:style-name="ro1">
          <table:table-cell>
            <draw:frame table:end-cell-address="Hoja1.I211" table:end-x="0.921cm" table:end-y="0.071cm" draw:z-index="3" draw:style-name="gr1" svg:width="17.563cm" svg:height="9.989cm" svg:x="1.423cm" svg:y="0.018cm">
              <draw:object draw:notify-on-update-of-ranges="Hoja1.A172:Hoja1.A185 Hoja1.B172:Hoja1.B18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X-media</text:p>
          </table:table-cell>
          <table:table-cell office:value-type="string">
            <text:p>(X-media)^2</text:p>
          </table:table-cell>
          <table:table-cell office:value-type="string">
            <text:p>(X-media)^4</text:p>
          </table:table-cell>
          <table:table-cell office:value-type="string">
            <text:p>frel*(x-media)^2</text:p>
          </table:table-cell>
          <table:table-cell/>
          <table:table-cell office:value-type="string">
            <text:p>frel*(x-media)^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.B217]" office:value-type="float" office:value="30">
            <text:p>30</text:p>
          </table:table-cell>
          <table:table-cell table:style-name="ce2" table:formula="of:=[.B217]/[.$C$15]" office:value-type="float" office:value="0.029382957884427">
            <text:p>0,029</text:p>
          </table:table-cell>
          <table:table-cell/>
          <table:table-cell office:value-type="string">
            <text:p>Media</text:p>
          </table:table-cell>
          <table:table-cell table:formula="of:=SUMPRODUCT([.A217:.A230];[.B217:.B230])/SUM([.B217:.B230])" office:value-type="float" office:value="73.3333333333333">
            <text:p>73,33</text:p>
          </table:table-cell>
          <table:table-cell/>
          <table:table-cell table:formula="of:=[.A217]-[.$G$2]" office:value-type="float" office:value="-63.2027424094026">
            <text:p>-63,2</text:p>
          </table:table-cell>
          <table:table-cell table:formula="of:=[.I217]*[.I217]" office:value-type="float" office:value="3994.58664806929">
            <text:p>3994,59</text:p>
          </table:table-cell>
          <table:table-cell table:formula="of:=[.I217]*[.I217]*[.I217]*[.I217]" office:value-type="float" office:value="15956722.4889335">
            <text:p>15956722,49</text:p>
          </table:table-cell>
          <table:table-cell table:formula="of:=[.D217]*[.J217]" office:value-type="float" office:value="117.372771245915">
            <text:p>117,37</text:p>
          </table:table-cell>
          <table:table-cell/>
          <table:table-cell table:formula="of:=[.K217]*[.D217]" office:value-type="float" office:value="468855.704865821">
            <text:p>468855,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formula="of:=[.B218]+[.C217]" office:value-type="float" office:value="65">
            <text:p>65</text:p>
          </table:table-cell>
          <table:table-cell table:style-name="ce2" table:formula="of:=[.B218]/[.$C$15]" office:value-type="float" office:value="0.0342801175318315">
            <text:p>0,034</text:p>
          </table:table-cell>
          <table:table-cell/>
          <table:table-cell office:value-type="string">
            <text:p>Moda </text:p>
          </table:table-cell>
          <table:table-cell office:value-type="float" office:value="70">
            <text:p>70</text:p>
          </table:table-cell>
          <table:table-cell/>
          <table:table-cell table:formula="of:=[.A218]-[.$G$2]" office:value-type="float" office:value="-53.2027424094026">
            <text:p>-53,2</text:p>
          </table:table-cell>
          <table:table-cell table:formula="of:=[.I218]*[.I218]" office:value-type="float" office:value="2830.53179988124">
            <text:p>2830,53</text:p>
          </table:table-cell>
          <table:table-cell table:formula="of:=[.I218]*[.I218]*[.I218]*[.I218]" office:value-type="float" office:value="8011910.27013893">
            <text:p>8011910,27</text:p>
          </table:table-cell>
          <table:table-cell table:formula="of:=[.D218]*[.J218]" office:value-type="float" office:value="97.0309627775156">
            <text:p>97,03</text:p>
          </table:table-cell>
          <table:table-cell/>
          <table:table-cell table:formula="of:=[.K218]*[.D218]" office:value-type="float" office:value="274649.225714851">
            <text:p>274649,2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formula="of:=[.B219]+[.C218]" office:value-type="float" office:value="125">
            <text:p>125</text:p>
          </table:table-cell>
          <table:table-cell table:style-name="ce2" table:formula="of:=[.B219]/[.$C$15]" office:value-type="float" office:value="0.0587659157688541">
            <text:p>0,059</text:p>
          </table:table-cell>
          <table:table-cell/>
          <table:table-cell office:value-type="string">
            <text:p>Mediana</text:p>
          </table:table-cell>
          <table:table-cell office:value-type="float" office:value="70">
            <text:p>70</text:p>
          </table:table-cell>
          <table:table-cell/>
          <table:table-cell table:formula="of:=[.A219]-[.$G$2]" office:value-type="float" office:value="-43.2027424094026">
            <text:p>-43,2</text:p>
          </table:table-cell>
          <table:table-cell table:formula="of:=[.I219]*[.I219]" office:value-type="float" office:value="1866.47695169319">
            <text:p>1866,48</text:p>
          </table:table-cell>
          <table:table-cell table:formula="of:=[.I219]*[.I219]*[.I219]*[.I219]" office:value-type="float" office:value="3483736.2112019">
            <text:p>3483736,21</text:p>
          </table:table-cell>
          <table:table-cell table:formula="of:=[.D219]*[.J219]" office:value-type="float" office:value="109.685227327709">
            <text:p>109,69</text:p>
          </table:table-cell>
          <table:table-cell/>
          <table:table-cell table:formula="of:=[.K219]*[.D219]" office:value-type="float" office:value="204724.948748398">
            <text:p>204724,9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formula="of:=[.B220]+[.C219]" office:value-type="float" office:value="205">
            <text:p>205</text:p>
          </table:table-cell>
          <table:table-cell table:style-name="ce2" table:formula="of:=[.B220]/[.$C$15]" office:value-type="float" office:value="0.0783545543584721">
            <text:p>0,078</text:p>
          </table:table-cell>
          <table:table-cell table:number-columns-repeated="4"/>
          <table:table-cell table:formula="of:=[.A220]-[.$G$2]" office:value-type="float" office:value="-33.2027424094025">
            <text:p>-33,2</text:p>
          </table:table-cell>
          <table:table-cell table:formula="of:=[.I220]*[.I220]" office:value-type="float" office:value="1102.42210350514">
            <text:p>1102,42</text:p>
          </table:table-cell>
          <table:table-cell table:formula="of:=[.I220]*[.I220]*[.I220]*[.I220]" office:value-type="float" office:value="1215334.49429669">
            <text:p>1215334,49</text:p>
          </table:table-cell>
          <table:table-cell table:formula="of:=[.D220]*[.J220]" office:value-type="float" office:value="86.3797926350745">
            <text:p>86,38</text:p>
          </table:table-cell>
          <table:table-cell/>
          <table:table-cell table:formula="of:=[.K220]*[.D220]" office:value-type="float" office:value="95226.9926970965">
            <text:p>95226,9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221]+[.C220]" office:value-type="float" office:value="305">
            <text:p>305</text:p>
          </table:table-cell>
          <table:table-cell table:style-name="ce2" table:formula="of:=[.B221]/[.$C$15]" office:value-type="float" office:value="0.0979431929480901">
            <text:p>0,098</text:p>
          </table:table-cell>
          <table:table-cell/>
          <table:table-cell office:value-type="string">
            <text:p>Curtosis</text:p>
          </table:table-cell>
          <table:table-cell table:formula="of:=[.N233]" office:value-type="float" office:value="-0.7402693655986">
            <text:p>-0,74</text:p>
          </table:table-cell>
          <table:table-cell/>
          <table:table-cell table:formula="of:=[.A221]-[.$G$2]" office:value-type="float" office:value="-23.2027424094025">
            <text:p>-23,2</text:p>
          </table:table-cell>
          <table:table-cell table:formula="of:=[.I221]*[.I221]" office:value-type="float" office:value="538.367255317088">
            <text:p>538,37</text:p>
          </table:table-cell>
          <table:table-cell table:formula="of:=[.I221]*[.I221]*[.I221]*[.I221]" office:value-type="float" office:value="289839.301597654">
            <text:p>289839,3</text:p>
          </table:table-cell>
          <table:table-cell table:formula="of:=[.D221]*[.J221]" office:value-type="float" office:value="52.7294079644552">
            <text:p>52,73</text:p>
          </table:table-cell>
          <table:table-cell/>
          <table:table-cell table:formula="of:=[.K221]*[.D221]" office:value-type="float" office:value="28387.7866403187">
            <text:p>28387,7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table:formula="of:=[.B222]+[.C221]" office:value-type="float" office:value="435">
            <text:p>435</text:p>
          </table:table-cell>
          <table:table-cell table:style-name="ce2" table:formula="of:=[.B222]/[.$C$15]" office:value-type="float" office:value="0.127326150832517">
            <text:p>0,127</text:p>
          </table:table-cell>
          <table:table-cell table:number-columns-repeated="4"/>
          <table:table-cell table:formula="of:=[.A222]-[.$G$2]" office:value-type="float" office:value="-13.2027424094025">
            <text:p>-13,2</text:p>
          </table:table-cell>
          <table:table-cell table:formula="of:=[.I222]*[.I222]" office:value-type="float" office:value="174.312407129037">
            <text:p>174,31</text:p>
          </table:table-cell>
          <table:table-cell table:formula="of:=[.I222]*[.I222]*[.I222]*[.I222]" office:value-type="float" office:value="30384.815279119">
            <text:p>30384,82</text:p>
          </table:table-cell>
          <table:table-cell table:formula="of:=[.D222]*[.J222]" office:value-type="float" office:value="22.1945278420908">
            <text:p>22,19</text:p>
          </table:table-cell>
          <table:table-cell/>
          <table:table-cell table:formula="of:=[.K222]*[.D222]" office:value-type="float" office:value="3868.78157324728">
            <text:p>3868,78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table:formula="of:=[.B223]+[.C222]" office:value-type="float" office:value="585">
            <text:p>585</text:p>
          </table:table-cell>
          <table:table-cell table:style-name="ce2" table:formula="of:=[.B223]/[.$C$15]" office:value-type="float" office:value="0.146914789422135">
            <text:p>0,147</text:p>
          </table:table-cell>
          <table:table-cell table:number-columns-repeated="4"/>
          <table:table-cell table:formula="of:=[.A223]-[.$G$2]" office:value-type="float" office:value="-3.20274240940255">
            <text:p>-3,2</text:p>
          </table:table-cell>
          <table:table-cell table:formula="of:=[.I223]*[.I223]" office:value-type="float" office:value="10.2575589409856">
            <text:p>10,26</text:p>
          </table:table-cell>
          <table:table-cell table:formula="of:=[.I223]*[.I223]*[.I223]*[.I223]" office:value-type="float" office:value="105.217515427794">
            <text:p>105,22</text:p>
          </table:table-cell>
          <table:table-cell table:formula="of:=[.D223]*[.J223]" office:value-type="float" office:value="1.50698711180004">
            <text:p>1,51</text:p>
          </table:table-cell>
          <table:table-cell/>
          <table:table-cell table:formula="of:=[.K223]*[.D223]" office:value-type="float" office:value="15.4580091225946">
            <text:p>15,4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5">
            <text:p>145</text:p>
          </table:table-cell>
          <table:table-cell table:formula="of:=[.B224]+[.C223]" office:value-type="float" office:value="730">
            <text:p>730</text:p>
          </table:table-cell>
          <table:table-cell table:style-name="ce2" table:formula="of:=[.B224]/[.$C$15]" office:value-type="float" office:value="0.142017629774731">
            <text:p>0,142</text:p>
          </table:table-cell>
          <table:table-cell table:number-columns-repeated="4"/>
          <table:table-cell table:formula="of:=[.A224]-[.$G$2]" office:value-type="float" office:value="6.79725759059745">
            <text:p>6,8</text:p>
          </table:table-cell>
          <table:table-cell table:formula="of:=[.I224]*[.I224]" office:value-type="float" office:value="46.2027107529347">
            <text:p>46,2</text:p>
          </table:table-cell>
          <table:table-cell table:formula="of:=[.I224]*[.I224]*[.I224]*[.I224]" office:value-type="float" office:value="2134.69048091935">
            <text:p>2134,69</text:p>
          </table:table-cell>
          <table:table-cell table:formula="of:=[.D224]*[.J224]" office:value-type="float" office:value="6.56159947029925">
            <text:p>6,56</text:p>
          </table:table-cell>
          <table:table-cell/>
          <table:table-cell table:formula="of:=[.K224]*[.D224]" office:value-type="float" office:value="303.163682402846">
            <text:p>303,1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formula="of:=[.B225]+[.C224]" office:value-type="float" office:value="840">
            <text:p>840</text:p>
          </table:table-cell>
          <table:table-cell table:style-name="ce2" table:formula="of:=[.B225]/[.$C$15]" office:value-type="float" office:value="0.107737512242899">
            <text:p>0,108</text:p>
          </table:table-cell>
          <table:table-cell table:number-columns-repeated="4"/>
          <table:table-cell table:formula="of:=[.A225]-[.$G$2]" office:value-type="float" office:value="16.7972575905975">
            <text:p>16,8</text:p>
          </table:table-cell>
          <table:table-cell table:formula="of:=[.I225]*[.I225]" office:value-type="float" office:value="282.147862564884">
            <text:p>282,15</text:p>
          </table:table-cell>
          <table:table-cell table:formula="of:=[.I225]*[.I225]*[.I225]*[.I225]" office:value-type="float" office:value="79607.4163499326">
            <text:p>79607,42</text:p>
          </table:table-cell>
          <table:table-cell table:formula="of:=[.D225]*[.J225]" office:value-type="float" office:value="30.397908797392">
            <text:p>30,4</text:p>
          </table:table-cell>
          <table:table-cell/>
          <table:table-cell table:formula="of:=[.K225]*[.D225]" office:value-type="float" office:value="8576.70499362643">
            <text:p>8576,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f:=[.B226]+[.C225]" office:value-type="float" office:value="930">
            <text:p>930</text:p>
          </table:table-cell>
          <table:table-cell table:style-name="ce2" table:formula="of:=[.B226]/[.$C$15]" office:value-type="float" office:value="0.0881488736532811">
            <text:p>0,088</text:p>
          </table:table-cell>
          <table:table-cell table:number-columns-repeated="4"/>
          <table:table-cell table:formula="of:=[.A226]-[.$G$2]" office:value-type="float" office:value="26.7972575905975">
            <text:p>26,8</text:p>
          </table:table-cell>
          <table:table-cell table:formula="of:=[.I226]*[.I226]" office:value-type="float" office:value="718.093014376833">
            <text:p>718,09</text:p>
          </table:table-cell>
          <table:table-cell table:formula="of:=[.I226]*[.I226]*[.I226]*[.I226]" office:value-type="float" office:value="515657.577296806">
            <text:p>515657,58</text:p>
          </table:table-cell>
          <table:table-cell table:formula="of:=[.D226]*[.J226]" office:value-type="float" office:value="63.2990903956072">
            <text:p>63,3</text:p>
          </table:table-cell>
          <table:table-cell/>
          <table:table-cell table:formula="of:=[.K226]*[.D226]" office:value-type="float" office:value="45454.6346294932">
            <text:p>45454,6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formula="of:=[.B227]+[.C226]" office:value-type="float" office:value="1000">
            <text:p>1000</text:p>
          </table:table-cell>
          <table:table-cell table:style-name="ce2" table:formula="of:=[.B227]/[.$C$15]" office:value-type="float" office:value="0.0685602350636631">
            <text:p>0,069</text:p>
          </table:table-cell>
          <table:table-cell table:number-columns-repeated="4"/>
          <table:table-cell table:formula="of:=[.A227]-[.$G$2]" office:value-type="float" office:value="36.7972575905975">
            <text:p>36,8</text:p>
          </table:table-cell>
          <table:table-cell table:formula="of:=[.I227]*[.I227]" office:value-type="float" office:value="1354.03816618878">
            <text:p>1354,04</text:p>
          </table:table-cell>
          <table:table-cell table:formula="of:=[.I227]*[.I227]*[.I227]*[.I227]" office:value-type="float" office:value="1833419.35549588">
            <text:p>1833419,36</text:p>
          </table:table-cell>
          <table:table-cell table:formula="of:=[.D227]*[.J227]" office:value-type="float" office:value="92.8331749590742">
            <text:p>92,83</text:p>
          </table:table-cell>
          <table:table-cell/>
          <table:table-cell table:formula="of:=[.K227]*[.D227]" office:value-type="float" office:value="125699.661983067">
            <text:p>125699,6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formula="of:=[.B228]+[.C227]" office:value-type="float" office:value="1055">
            <text:p>1055</text:p>
          </table:table-cell>
          <table:table-cell table:style-name="ce2" table:formula="of:=[.B228]/[.$C$15]" office:value-type="float" office:value="0.0538687561214496">
            <text:p>0,054</text:p>
          </table:table-cell>
          <table:table-cell table:number-columns-repeated="4"/>
          <table:table-cell table:formula="of:=[.A228]-[.$G$2]" office:value-type="float" office:value="46.7972575905975">
            <text:p>46,8</text:p>
          </table:table-cell>
          <table:table-cell table:formula="of:=[.I228]*[.I228]" office:value-type="float" office:value="2189.98331800073">
            <text:p>2189,98</text:p>
          </table:table-cell>
          <table:table-cell table:formula="of:=[.I228]*[.I228]*[.I228]*[.I228]" office:value-type="float" office:value="4796026.93312149">
            <text:p>4796026,93</text:p>
          </table:table-cell>
          <table:table-cell table:formula="of:=[.D228]*[.J228]" office:value-type="float" office:value="117.971677267424">
            <text:p>117,97</text:p>
          </table:table-cell>
          <table:table-cell/>
          <table:table-cell table:formula="of:=[.K228]*[.D228]" office:value-type="float" office:value="258356.005212225">
            <text:p>258356,0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[.B229]+[.C228]" office:value-type="float" office:value="1095">
            <text:p>1095</text:p>
          </table:table-cell>
          <table:table-cell table:style-name="ce2" table:formula="of:=[.B229]/[.$C$15]" office:value-type="float" office:value="0.039177277179236">
            <text:p>0,039</text:p>
          </table:table-cell>
          <table:table-cell table:number-columns-repeated="4"/>
          <table:table-cell table:formula="of:=[.A229]-[.$G$2]" office:value-type="float" office:value="56.7972575905975">
            <text:p>56,8</text:p>
          </table:table-cell>
          <table:table-cell table:formula="of:=[.I229]*[.I229]" office:value-type="float" office:value="3225.92846981268">
            <text:p>3225,93</text:p>
          </table:table-cell>
          <table:table-cell table:formula="of:=[.I229]*[.I229]*[.I229]*[.I229]" office:value-type="float" office:value="10406614.492348">
            <text:p>10406614,49</text:p>
          </table:table-cell>
          <table:table-cell table:formula="of:=[.D229]*[.J229]" office:value-type="float" office:value="126.38309382224">
            <text:p>126,38</text:p>
          </table:table-cell>
          <table:table-cell/>
          <table:table-cell table:formula="of:=[.K229]*[.D229]" office:value-type="float" office:value="407702.820464172">
            <text:p>407702,8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table:formula="of:=[.B230]+[.C229]" office:value-type="float" office:value="1110">
            <text:p>1110</text:p>
          </table:table-cell>
          <table:table-cell table:style-name="ce2" table:formula="of:=[.B230]/[.$C$15]" office:value-type="float" office:value="0.0146914789422135">
            <text:p>0,015</text:p>
          </table:table-cell>
          <table:table-cell table:number-columns-repeated="4"/>
          <table:table-cell table:formula="of:=[.A230]-[.$G$2]" office:value-type="float" office:value="66.7972575905975">
            <text:p>66,8</text:p>
          </table:table-cell>
          <table:table-cell table:formula="of:=[.I230]*[.I230]" office:value-type="float" office:value="4461.87362162463">
            <text:p>4461,87</text:p>
          </table:table-cell>
          <table:table-cell table:formula="of:=[.I230]*[.I230]*[.I230]*[.I230]" office:value-type="float" office:value="19908316.2153497">
            <text:p>19908316,22</text:p>
          </table:table-cell>
          <table:table-cell table:formula="of:=[.D230]*[.J230]" office:value-type="float" office:value="65.5515223549162">
            <text:p>65,55</text:p>
          </table:table-cell>
          <table:table-cell/>
          <table:table-cell table:formula="of:=[.K230]*[.D230]" office:value-type="float" office:value="292482.608452738">
            <text:p>292482,61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11"/>
          <table:table-cell table:formula="of:=SUM([.L217:.L230])" office:value-type="float" office:value="989.897743971513">
            <text:p>989,9</text:p>
          </table:table-cell>
          <table:table-cell office:value-type="string">
            <text:p>Var</text:p>
          </table:table-cell>
          <table:table-cell table:formula="of:=SUM([.N217:.N230])" office:value-type="float" office:value="2214304.49766658">
            <text:p>2214304,5</text:p>
          </table:table-cell>
          <table:table-cell office:value-type="string">
            <text:p>m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QRT([.L231])" office:value-type="float" office:value="31.462640448181">
            <text:p>31,46</text:p>
          </table:table-cell>
          <table:table-cell office:value-type="string">
            <text:p>s</text:p>
          </table:table-cell>
          <table:table-cell table:formula="of:=[.L231]*[.L231]" office:value-type="float" office:value="979897.543519892">
            <text:p>979897,54</text:p>
          </table:table-cell>
          <table:table-cell office:value-type="string">
            <text:p>s4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N231]/[.N232]-3" office:value-type="float" office:value="-0.7402693655986">
            <text:p>-0,74</text:p>
          </table:table-cell>
          <table:table-cell office:value-type="string">
            <text:p>curtosis</text:p>
          </table:table-cell>
          <table:table-cell table:number-columns-repeated="2"/>
        </table:table-row>
        <table:table-row table:style-name="ro1">
          <table:table-cell/>
          <table:table-cell>
            <draw:frame table:end-cell-address="Hoja1.I255" table:end-x="0.223cm" table:end-y="0.027cm" draw:z-index="5" draw:style-name="gr1" svg:width="15.918cm" svg:height="9.511cm" svg:x="0.112cm" svg:y="0cm">
              <draw:object draw:notify-on-update-of-ranges="Hoja1.A217:Hoja1.A230 Hoja1.B217:Hoja1.B2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09:3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7-11-11T17:59:33</meta:creation-date>
    <dc:date>2010-02-19T09:33:12.25</dc:date>
    <dc:language>es-ES</dc:language>
    <meta:editing-cycles>12</meta:editing-cycles>
    <meta:editing-duration>PT02H59M32S</meta:editing-duration>
    <meta:document-statistic meta:table-count="1" meta:cell-count="85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5" style:family="chart">
      <style:graphic-properties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16.199cm" svg:height="9.475cm" chart:class="chart:bar" chart:style-name="ch1">
        <chart:plot-area chart:style-name="ch2" table:cell-range-address="Hoja1.A1:Hoja1.B15" chart:data-source-has-labels="both" svg:x="0.321cm" svg:y="0.354cm" svg:width="15.55cm" svg:height="8.928cm">
          <chart:axis chart:dimension="x" chart:name="primary-x" chart:style-name="ch3">
            <chart:categories table:cell-range-address="Hoja1.A2:Hoja1.A15"/>
          </chart:axis>
          <chart:axis chart:dimension="y" chart:name="primary-y" chart:style-name="ch4">
            <chart:grid chart:class="major"/>
          </chart:axis>
          <chart:series chart:style-name="ch5" chart:values-cell-range-address="Hoja1.B2:Hoja1.B15" chart:label-cell-address="Hoja1.B1:Hoja1.B1" chart:class="chart:bar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/>
              </table:table-cell>
            </table:table-row>
          </table:table-header-rows>
          <table:table-rows>
            <table:table-row>
              <table:table-cell office:value-type="string">
                <text:p text:id="Hoja1.A2:Hoja1.A15">10</text:p>
              </table:table-cell>
              <table:table-cell office:value-type="float" office:value="5">
                <text:p text:id="Hoja1.B2:Hoja1.B15"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graphic-properties draw:fill-color="#9999ff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16.339cm" svg:height="8.954cm" chart:class="chart:bar" chart:style-name="ch1">
        <chart:plot-area chart:style-name="ch2" table:cell-range-address="Hoja1.A38:Hoja1.B52" chart:data-source-has-labels="both" svg:x="0.324cm" svg:y="0.334cm" svg:width="15.689cm" svg:height="8.441cm">
          <chart:axis chart:dimension="x" chart:name="primary-x" chart:style-name="ch3">
            <chart:categories table:cell-range-address="Hoja1.A39:Hoja1.A52"/>
          </chart:axis>
          <chart:axis chart:dimension="y" chart:name="primary-y" chart:style-name="ch4">
            <chart:grid chart:class="major"/>
          </chart:axis>
          <chart:series chart:style-name="ch5" chart:values-cell-range-address="Hoja1.B39:Hoja1.B52" chart:label-cell-address="Hoja1.B38:Hoja1.B38" chart:class="chart:bar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8:Hoja1.B38"/>
              </table:table-cell>
            </table:table-row>
          </table:table-header-rows>
          <table:table-rows>
            <table:table-row>
              <table:table-cell office:value-type="string">
                <text:p text:id="Hoja1.A39:Hoja1.A52">10</text:p>
              </table:table-cell>
              <table:table-cell office:value-type="float" office:value="150">
                <text:p text:id="Hoja1.B39:Hoja1.B52"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>
      <style:graphic-properties draw:fill-color="#9999ff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16.367cm" svg:height="9.006cm" chart:class="chart:bar" chart:style-name="ch1">
        <chart:plot-area chart:style-name="ch2" table:cell-range-address="Hoja1.A83:Hoja1.B97" chart:data-source-has-labels="both" svg:x="0.327cm" svg:y="0.337cm" svg:width="15.712cm" svg:height="8.488cm">
          <chart:axis chart:dimension="x" chart:name="primary-x" chart:style-name="ch3">
            <chart:categories table:cell-range-address="Hoja1.A84:Hoja1.A97"/>
          </chart:axis>
          <chart:axis chart:dimension="y" chart:name="primary-y" chart:style-name="ch4">
            <chart:grid chart:class="major"/>
          </chart:axis>
          <chart:series chart:style-name="ch5" chart:values-cell-range-address="Hoja1.B84:Hoja1.B97" chart:label-cell-address="Hoja1.B83:Hoja1.B83" chart:class="chart:bar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83:Hoja1.B83"/>
              </table:table-cell>
            </table:table-row>
          </table:table-header-rows>
          <table:table-rows>
            <table:table-row>
              <table:table-cell office:value-type="string">
                <text:p text:id="Hoja1.A84:Hoja1.A97">10</text:p>
              </table:table-cell>
              <table:table-cell office:value-type="float" office:value="1">
                <text:p text:id="Hoja1.B84:Hoja1.B97"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5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564cm" svg:height="9.99cm" chart:class="chart:bar" chart:style-name="ch1">
        <chart:plot-area chart:style-name="ch2" table:cell-range-address="Hoja1.A172:Hoja1.B185" chart:data-source-has-labels="column" svg:x="0.351cm" svg:y="0.199cm" svg:width="16.862cm" svg:height="9.592cm">
          <chart:axis chart:dimension="x" chart:name="primary-x" chart:style-name="ch3">
            <chart:categories table:cell-range-address="Hoja1.A172:Hoja1.A1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72:Hoja1.B18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172:Hoja1.A185">10</text:p>
              </table:table-cell>
              <table:table-cell office:value-type="float" office:value="5">
                <text:p text:id="Hoja1.B172:Hoja1.B185"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598cm" svg:height="9.705cm" chart:class="chart:bar" chart:style-name="ch1">
        <chart:plot-area chart:style-name="ch2" table:cell-range-address="Hoja1.A133:Hoja1.B146" chart:data-source-has-labels="column" svg:x="0.331cm" svg:y="0.193cm" svg:width="15.936cm" svg:height="9.318cm">
          <chart:axis chart:dimension="x" chart:name="primary-x" chart:style-name="ch3">
            <chart:categories table:cell-range-address="Hoja1.A133:Hoja1.A1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33:Hoja1.B146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133:Hoja1.A146">10</text:p>
              </table:table-cell>
              <table:table-cell office:value-type="float" office:value="5">
                <text:p text:id="Hoja1.B133:Hoja1.B146"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5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9999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919cm" svg:height="9.512cm" chart:class="chart:bar" chart:style-name="ch1">
        <chart:plot-area chart:style-name="ch2" table:cell-range-address="Hoja1.A217:Hoja1.B230" chart:data-source-has-labels="column" svg:x="0.318cm" svg:y="0.19cm" svg:width="15.283cm" svg:height="9.132cm">
          <chart:axis chart:dimension="x" chart:name="primary-x" chart:style-name="ch3">
            <chart:categories table:cell-range-address="Hoja1.A217:Hoja1.A2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17:Hoja1.B230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217:Hoja1.A230">10</text:p>
              </table:table-cell>
              <table:table-cell office:value-type="float" office:value="30">
                <text:p text:id="Hoja1.B217:Hoja1.B230"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